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909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163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row split</text:p>
          </table:table-cell>
          <table:table-cell office:value-type="string" calcext:value-type="string">
            <text:p>cu2</text:p>
          </table:table-cell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string" calcext:value-type="string">
            <text:p><text:s/>row split</text:p>
          </table:table-cell>
          <table:table-cell office:value-type="float" office:value="16.9293" calcext:value-type="float">
            <text:p>16.9293</text:p>
          </table:table-cell>
          <table:table-cell office:value-type="float" office:value="19.2058" calcext:value-type="float">
            <text:p>19.2058</text:p>
          </table:table-cell>
          <table:table-cell office:value-type="float" office:value="14.1043" calcext:value-type="float">
            <text:p>14.1043</text:p>
          </table:table-cell>
          <table:table-cell office:value-type="string" calcext:value-type="string">
            <text:p><text:s/>cusparse</text:p>
          </table:table-cell>
          <table:table-cell office:value-type="float" office:value="7.54361" calcext:value-type="float">
            <text:p>7.54361</text:p>
          </table:table-cell>
          <table:table-cell office:value-type="float" office:value="43.1014" calcext:value-type="float">
            <text:p>43.1014</text:p>
          </table:table-cell>
          <table:table-cell office:value-type="float" office:value="31.6526" calcext:value-type="float">
            <text:p>31.6526</text:p>
          </table:table-cell>
          <table:table-cell office:value-type="string" calcext:value-type="string">
            <text:p><text:s/>cusparse2</text:p>
          </table:table-cell>
          <table:table-cell office:value-type="float" office:value="5.97731" calcext:value-type="float">
            <text:p>5.97731</text:p>
          </table:table-cell>
          <table:table-cell office:value-type="float" office:value="54.3957" calcext:value-type="float">
            <text:p>54.3957</text:p>
          </table:table-cell>
          <table:table-cell office:value-type="float" office:value="39.9469" calcext:value-type="float">
            <text:p>39.9469</text:p>
          </table:table-cell>
          <table:table-cell table:formula="of:=1" office:value-type="float" office:value="1" calcext:value-type="float">
            <text:p>1</text:p>
          </table:table-cell>
          <table:table-cell table:formula="of:=[.K2]/[.O2]" office:value-type="float" office:value="0.445595734709313" calcext:value-type="float">
            <text:p>0.4455957347</text:p>
          </table:table-cell>
          <table:table-cell table:formula="of:=[.S2]/[.O2]" office:value-type="float" office:value="1.26204021215088" calcext:value-type="float">
            <text:p>1.2620402122</text:p>
          </table:table-cell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28" calcext:value-type="float">
            <text:p>0.0763228</text:p>
          </table:table-cell>
          <table:table-cell office:value-type="float" office:value="0.0191086" calcext:value-type="float">
            <text:p>0.0191086</text:p>
          </table:table-cell>
          <table:table-cell office:value-type="float" office:value="-13.0002" calcext:value-type="float">
            <text:p>-13.0002</text:p>
          </table:table-cell>
          <table:table-cell office:value-type="string" calcext:value-type="string">
            <text:p><text:s/>row split</text:p>
          </table:table-cell>
          <table:table-cell office:value-type="float" office:value="20.7926" calcext:value-type="float">
            <text:p>20.7926</text:p>
          </table:table-cell>
          <table:table-cell office:value-type="float" office:value="12.929" calcext:value-type="float">
            <text:p>12.929</text:p>
          </table:table-cell>
          <table:table-cell office:value-type="float" office:value="13.8572" calcext:value-type="float">
            <text:p>13.8572</text:p>
          </table:table-cell>
          <table:table-cell office:value-type="string" calcext:value-type="string">
            <text:p><text:s/>cusparse</text:p>
          </table:table-cell>
          <table:table-cell office:value-type="float" office:value="6.78698" calcext:value-type="float">
            <text:p>6.78698</text:p>
          </table:table-cell>
          <table:table-cell office:value-type="float" office:value="39.6095" calcext:value-type="float">
            <text:p>39.6095</text:p>
          </table:table-cell>
          <table:table-cell office:value-type="float" office:value="42.453" calcext:value-type="float">
            <text:p>42.453</text:p>
          </table:table-cell>
          <table:table-cell office:value-type="string" calcext:value-type="string">
            <text:p><text:s/>cusparse2</text:p>
          </table:table-cell>
          <table:table-cell office:value-type="float" office:value="6.15375" calcext:value-type="float">
            <text:p>6.15375</text:p>
          </table:table-cell>
          <table:table-cell office:value-type="float" office:value="43.6854" calcext:value-type="float">
            <text:p>43.6854</text:p>
          </table:table-cell>
          <table:table-cell office:value-type="float" office:value="46.8214" calcext:value-type="float">
            <text:p>46.8214</text:p>
          </table:table-cell>
          <table:table-cell table:formula="of:=1" office:value-type="float" office:value="1" calcext:value-type="float">
            <text:p>1</text:p>
          </table:table-cell>
          <table:table-cell table:formula="of:=[.K3]/[.O3]" office:value-type="float" office:value="0.326411593178404" calcext:value-type="float">
            <text:p>0.3264115932</text:p>
          </table:table-cell>
          <table:table-cell table:formula="of:=[.S3]/[.O3]" office:value-type="float" office:value="1.10290208157134" calcext:value-type="float">
            <text:p>1.1029020816</text:p>
          </table:table-cell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5.99015" calcext:value-type="float">
            <text:p>5.99015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0236658" calcext:value-type="float">
            <text:p>0.0236658</text:p>
          </table:table-cell>
          <table:table-cell office:value-type="float" office:value="-13.5997" calcext:value-type="float">
            <text:p>-13.5997</text:p>
          </table:table-cell>
          <table:table-cell office:value-type="string" calcext:value-type="string">
            <text:p><text:s/>row split</text:p>
          </table:table-cell>
          <table:table-cell office:value-type="float" office:value="15.6259" calcext:value-type="float">
            <text:p>15.6259</text:p>
          </table:table-cell>
          <table:table-cell office:value-type="float" office:value="19.2475" calcext:value-type="float">
            <text:p>19.2475</text:p>
          </table:table-cell>
          <table:table-cell office:value-type="float" office:value="14.1561" calcext:value-type="float">
            <text:p>14.1561</text:p>
          </table:table-cell>
          <table:table-cell office:value-type="string" calcext:value-type="string">
            <text:p><text:s/>cusparse</text:p>
          </table:table-cell>
          <table:table-cell office:value-type="float" office:value="8.79992" calcext:value-type="float">
            <text:p>8.79992</text:p>
          </table:table-cell>
          <table:table-cell office:value-type="float" office:value="34.1775" calcext:value-type="float">
            <text:p>34.1775</text:p>
          </table:table-cell>
          <table:table-cell office:value-type="float" office:value="25.1368" calcext:value-type="float">
            <text:p>25.1368</text:p>
          </table:table-cell>
          <table:table-cell office:value-type="string" calcext:value-type="string">
            <text:p><text:s/>cusparse2</text:p>
          </table:table-cell>
          <table:table-cell office:value-type="float" office:value="5.74165" calcext:value-type="float">
            <text:p>5.74165</text:p>
          </table:table-cell>
          <table:table-cell office:value-type="float" office:value="52.3819" calcext:value-type="float">
            <text:p>52.3819</text:p>
          </table:table-cell>
          <table:table-cell office:value-type="float" office:value="38.5258" calcext:value-type="float">
            <text:p>38.5258</text:p>
          </table:table-cell>
          <table:table-cell table:formula="of:=1" office:value-type="float" office:value="1" calcext:value-type="float">
            <text:p>1</text:p>
          </table:table-cell>
          <table:table-cell table:formula="of:=[.K4]/[.O4]" office:value-type="float" office:value="0.563162899568429" calcext:value-type="float">
            <text:p>0.5631628996</text:p>
          </table:table-cell>
          <table:table-cell table:formula="of:=[.S4]/[.O4]" office:value-type="float" office:value="1.53264282056909" calcext:value-type="float">
            <text:p>1.5326428206</text:p>
          </table:table-cell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07229" calcext:value-type="float">
            <text:p>2907229</text:p>
          </table:table-cell>
          <table:table-cell office:value-type="float" office:value="52.9319" calcext:value-type="float">
            <text:p>52.9319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0.0926132" calcext:value-type="float">
            <text:p>0.0926132</text:p>
          </table:table-cell>
          <table:table-cell office:value-type="float" office:value="18.5909" calcext:value-type="float">
            <text:p>18.5909</text:p>
          </table:table-cell>
          <table:table-cell office:value-type="string" calcext:value-type="string">
            <text:p><text:s/>row split</text:p>
          </table:table-cell>
          <table:table-cell office:value-type="float" office:value="3.25342" calcext:value-type="float">
            <text:p>3.25342</text:p>
          </table:table-cell>
          <table:table-cell office:value-type="float" office:value="114.38" calcext:value-type="float">
            <text:p>114.38</text:p>
          </table:table-cell>
          <table:table-cell office:value-type="float" office:value="15.8598" calcext:value-type="float">
            <text:p>15.8598</text:p>
          </table:table-cell>
          <table:table-cell office:value-type="string" calcext:value-type="string">
            <text:p><text:s/>cusparse</text:p>
          </table:table-cell>
          <table:table-cell office:value-type="float" office:value="4.78182" calcext:value-type="float">
            <text:p>4.78182</text:p>
          </table:table-cell>
          <table:table-cell office:value-type="float" office:value="77.8209" calcext:value-type="float">
            <text:p>77.8209</text:p>
          </table:table-cell>
          <table:table-cell office:value-type="float" office:value="10.7906" calcext:value-type="float">
            <text:p>10.7906</text:p>
          </table:table-cell>
          <table:table-cell office:value-type="string" calcext:value-type="string">
            <text:p><text:s/>cusparse2</text:p>
          </table:table-cell>
          <table:table-cell office:value-type="float" office:value="3.59965" calcext:value-type="float">
            <text:p>3.59965</text:p>
          </table:table-cell>
          <table:table-cell office:value-type="float" office:value="103.378" calcext:value-type="float">
            <text:p>103.378</text:p>
          </table:table-cell>
          <table:table-cell office:value-type="float" office:value="14.3344" calcext:value-type="float">
            <text:p>14.3344</text:p>
          </table:table-cell>
          <table:table-cell table:formula="of:=1" office:value-type="float" office:value="1" calcext:value-type="float">
            <text:p>1</text:p>
          </table:table-cell>
          <table:table-cell table:formula="of:=[.K5]/[.O5]" office:value-type="float" office:value="1.46978510914163" calcext:value-type="float">
            <text:p>1.4697851091</text:p>
          </table:table-cell>
          <table:table-cell table:formula="of:=[.S5]/[.O5]" office:value-type="float" office:value="1.32840920626721" calcext:value-type="float">
            <text:p>1.3284092063</text:p>
          </table:table-cell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-0.39125" calcext:value-type="float">
            <text:p>-0.39125</text:p>
          </table:table-cell>
          <table:table-cell office:value-type="string" calcext:value-type="string">
            <text:p><text:s/>row split</text:p>
          </table:table-cell>
          <table:table-cell office:value-type="float" office:value="8.5209" calcext:value-type="float">
            <text:p>8.5209</text:p>
          </table:table-cell>
          <table:table-cell office:value-type="float" office:value="42.7557" calcext:value-type="float">
            <text:p>42.7557</text:p>
          </table:table-cell>
          <table:table-cell office:value-type="float" office:value="15.045" calcext:value-type="float">
            <text:p>15.045</text:p>
          </table:table-cell>
          <table:table-cell office:value-type="string" calcext:value-type="string">
            <text:p><text:s/>cusparse</text:p>
          </table:table-cell>
          <table:table-cell office:value-type="float" office:value="14.463" calcext:value-type="float">
            <text:p>14.463</text:p>
          </table:table-cell>
          <table:table-cell office:value-type="float" office:value="25.1895" calcext:value-type="float">
            <text:p>25.1895</text:p>
          </table:table-cell>
          <table:table-cell office:value-type="float" office:value="8.86376" calcext:value-type="float">
            <text:p>8.86376</text:p>
          </table:table-cell>
          <table:table-cell office:value-type="string" calcext:value-type="string">
            <text:p><text:s/>cusparse2</text:p>
          </table:table-cell>
          <table:table-cell office:value-type="float" office:value="5.13742" calcext:value-type="float">
            <text:p>5.13742</text:p>
          </table:table-cell>
          <table:table-cell office:value-type="float" office:value="70.9145" calcext:value-type="float">
            <text:p>70.9145</text:p>
          </table:table-cell>
          <table:table-cell office:value-type="float" office:value="24.9536" calcext:value-type="float">
            <text:p>24.9536</text:p>
          </table:table-cell>
          <table:table-cell table:formula="of:=1" office:value-type="float" office:value="1" calcext:value-type="float">
            <text:p>1</text:p>
          </table:table-cell>
          <table:table-cell table:formula="of:=[.K6]/[.O6]" office:value-type="float" office:value="1.69736199606979" calcext:value-type="float">
            <text:p>1.6973619961</text:p>
          </table:table-cell>
          <table:table-cell table:formula="of:=[.S6]/[.O6]" office:value-type="float" office:value="2.81524047718295" calcext:value-type="float">
            <text:p>2.8152404772</text:p>
          </table:table-cell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245621" calcext:value-type="float">
            <text:p>2245621</text:p>
          </table:table-cell>
          <table:table-cell office:value-type="float" office:value="9.91659" calcext:value-type="float">
            <text:p>9.91659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0.103281" calcext:value-type="float">
            <text:p>0.103281</text:p>
          </table:table-cell>
          <table:table-cell office:value-type="float" office:value="-0.196567" calcext:value-type="float">
            <text:p>-0.196567</text:p>
          </table:table-cell>
          <table:table-cell office:value-type="string" calcext:value-type="string">
            <text:p><text:s/>row split</text:p>
          </table:table-cell>
          <table:table-cell office:value-type="float" office:value="9.03791" calcext:value-type="float">
            <text:p>9.03791</text:p>
          </table:table-cell>
          <table:table-cell office:value-type="float" office:value="31.8037" calcext:value-type="float">
            <text:p>31.8037</text:p>
          </table:table-cell>
          <table:table-cell office:value-type="float" office:value="14.9165" calcext:value-type="float">
            <text:p>14.9165</text:p>
          </table:table-cell>
          <table:table-cell office:value-type="string" calcext:value-type="string">
            <text:p><text:s/>cusparse</text:p>
          </table:table-cell>
          <table:table-cell office:value-type="float" office:value="4.92644" calcext:value-type="float">
            <text:p>4.92644</text:p>
          </table:table-cell>
          <table:table-cell office:value-type="float" office:value="58.3462" calcext:value-type="float">
            <text:p>58.3462</text:p>
          </table:table-cell>
          <table:table-cell office:value-type="float" office:value="27.3653" calcext:value-type="float">
            <text:p>27.3653</text:p>
          </table:table-cell>
          <table:table-cell office:value-type="string" calcext:value-type="string">
            <text:p><text:s/>cusparse2</text:p>
          </table:table-cell>
          <table:table-cell office:value-type="float" office:value="4.33012" calcext:value-type="float">
            <text:p>4.33012</text:p>
          </table:table-cell>
          <table:table-cell office:value-type="float" office:value="66.3813" calcext:value-type="float">
            <text:p>66.3813</text:p>
          </table:table-cell>
          <table:table-cell office:value-type="float" office:value="31.1339" calcext:value-type="float">
            <text:p>31.1339</text:p>
          </table:table-cell>
          <table:table-cell table:formula="of:=1" office:value-type="float" office:value="1" calcext:value-type="float">
            <text:p>1</text:p>
          </table:table-cell>
          <table:table-cell table:formula="of:=[.K7]/[.O7]" office:value-type="float" office:value="0.545086055304373" calcext:value-type="float">
            <text:p>0.5450860553</text:p>
          </table:table-cell>
          <table:table-cell table:formula="of:=[.S7]/[.O7]" office:value-type="float" office:value="1.13771419561171" calcext:value-type="float">
            <text:p>1.1377141956</text:p>
          </table:table-cell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4.95384" calcext:value-type="float">
            <text:p>4.95384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-2.68084" calcext:value-type="float">
            <text:p>-2.68084</text:p>
          </table:table-cell>
          <table:table-cell office:value-type="string" calcext:value-type="string">
            <text:p><text:s/>row split</text:p>
          </table:table-cell>
          <table:table-cell office:value-type="float" office:value="2.61334" calcext:value-type="float">
            <text:p>2.61334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15.4876" calcext:value-type="float">
            <text:p>15.4876</text:p>
          </table:table-cell>
          <table:table-cell office:value-type="string" calcext:value-type="string">
            <text:p><text:s/>cusparse</text:p>
          </table:table-cell>
          <table:table-cell office:value-type="float" office:value="3.35668" calcext:value-type="float">
            <text:p>3.35668</text:p>
          </table:table-cell>
          <table:table-cell office:value-type="float" office:value="77.8873" calcext:value-type="float">
            <text:p>77.8873</text:p>
          </table:table-cell>
          <table:table-cell office:value-type="float" office:value="12.0579" calcext:value-type="float">
            <text:p>12.0579</text:p>
          </table:table-cell>
          <table:table-cell office:value-type="string" calcext:value-type="string">
            <text:p><text:s/>cusparse2</text:p>
          </table:table-cell>
          <table:table-cell office:value-type="float" office:value="2.518" calcext:value-type="float">
            <text:p>2.518</text:p>
          </table:table-cell>
          <table:table-cell office:value-type="float" office:value="103.83" calcext:value-type="float">
            <text:p>103.83</text:p>
          </table:table-cell>
          <table:table-cell office:value-type="float" office:value="16.0741" calcext:value-type="float">
            <text:p>16.0741</text:p>
          </table:table-cell>
          <table:table-cell table:formula="of:=1" office:value-type="float" office:value="1" calcext:value-type="float">
            <text:p>1</text:p>
          </table:table-cell>
          <table:table-cell table:formula="of:=[.K8]/[.O8]" office:value-type="float" office:value="1.2844456028133" calcext:value-type="float">
            <text:p>1.2844456028</text:p>
          </table:table-cell>
          <table:table-cell table:formula="of:=[.S8]/[.O8]" office:value-type="float" office:value="1.3330799758112" calcext:value-type="float">
            <text:p>1.3330799758</text:p>
          </table:table-cell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149713" calcext:value-type="float">
            <text:p>2149713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4.801" calcext:value-type="float">
            <text:p>4.801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-1.44269" calcext:value-type="float">
            <text:p>-1.44269</text:p>
          </table:table-cell>
          <table:table-cell office:value-type="string" calcext:value-type="string">
            <text:p><text:s/>row split</text:p>
          </table:table-cell>
          <table:table-cell office:value-type="float" office:value="4.13836" calcext:value-type="float">
            <text:p>4.13836</text:p>
          </table:table-cell>
          <table:table-cell office:value-type="float" office:value="66.4909" calcext:value-type="float">
            <text:p>66.4909</text:p>
          </table:table-cell>
          <table:table-cell office:value-type="float" office:value="12.5127" calcext:value-type="float">
            <text:p>12.5127</text:p>
          </table:table-cell>
          <table:table-cell office:value-type="string" calcext:value-type="string">
            <text:p><text:s/>cusparse</text:p>
          </table:table-cell>
          <table:table-cell office:value-type="float" office:value="4.41552" calcext:value-type="float">
            <text:p>4.41552</text:p>
          </table:table-cell>
          <table:table-cell office:value-type="float" office:value="62.3173" calcext:value-type="float">
            <text:p>62.3173</text:p>
          </table:table-cell>
          <table:table-cell office:value-type="float" office:value="11.7273" calcext:value-type="float">
            <text:p>11.7273</text:p>
          </table:table-cell>
          <table:table-cell office:value-type="string" calcext:value-type="string">
            <text:p><text:s/>cusparse2</text:p>
          </table:table-cell>
          <table:table-cell office:value-type="float" office:value="3.09971" calcext:value-type="float">
            <text:p>3.09971</text:p>
          </table:table-cell>
          <table:table-cell office:value-type="float" office:value="88.7708" calcext:value-type="float">
            <text:p>88.7708</text:p>
          </table:table-cell>
          <table:table-cell office:value-type="float" office:value="16.7055" calcext:value-type="float">
            <text:p>16.7055</text:p>
          </table:table-cell>
          <table:table-cell table:formula="of:=1" office:value-type="float" office:value="1" calcext:value-type="float">
            <text:p>1</text:p>
          </table:table-cell>
          <table:table-cell table:formula="of:=[.K9]/[.O9]" office:value-type="float" office:value="1.0669733765744" calcext:value-type="float">
            <text:p>1.0669733766</text:p>
          </table:table-cell>
          <table:table-cell table:formula="of:=[.S9]/[.O9]" office:value-type="float" office:value="1.42449688930682" calcext:value-type="float">
            <text:p>1.4244968893</text:p>
          </table:table-cell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22455" calcext:value-type="float">
            <text:p>2622455</text:p>
          </table:table-cell>
          <table:table-cell office:value-type="float" office:value="47.794" calcext:value-type="float">
            <text:p>47.794</text:p>
          </table:table-cell>
          <table:table-cell office:value-type="float" office:value="8.53112" calcext:value-type="float">
            <text:p>8.53112</text:p>
          </table:table-cell>
          <table:table-cell office:value-type="float" office:value="0.178498" calcext:value-type="float">
            <text:p>0.178498</text:p>
          </table:table-cell>
          <table:table-cell office:value-type="float" office:value="2.90357" calcext:value-type="float">
            <text:p>2.90357</text:p>
          </table:table-cell>
          <table:table-cell office:value-type="string" calcext:value-type="string">
            <text:p><text:s/>row split</text:p>
          </table:table-cell>
          <table:table-cell office:value-type="float" office:value="3.1241" calcext:value-type="float">
            <text:p>3.1241</text:p>
          </table:table-cell>
          <table:table-cell office:value-type="float" office:value="107.447" calcext:value-type="float">
            <text:p>107.447</text:p>
          </table:table-cell>
          <table:table-cell office:value-type="float" office:value="15.7782" calcext:value-type="float">
            <text:p>15.7782</text:p>
          </table:table-cell>
          <table:table-cell office:value-type="string" calcext:value-type="string">
            <text:p><text:s/>cusparse</text:p>
          </table:table-cell>
          <table:table-cell office:value-type="float" office:value="4.34378" calcext:value-type="float">
            <text:p>4.34378</text:p>
          </table:table-cell>
          <table:table-cell office:value-type="float" office:value="77.277" calcext:value-type="float">
            <text:p>77.277</text:p>
          </table:table-cell>
          <table:table-cell office:value-type="float" office:value="11.3479" calcext:value-type="float">
            <text:p>11.3479</text:p>
          </table:table-cell>
          <table:table-cell office:value-type="string" calcext:value-type="string">
            <text:p><text:s/>cusparse2</text:p>
          </table:table-cell>
          <table:table-cell office:value-type="float" office:value="3.32151" calcext:value-type="float">
            <text:p>3.32151</text:p>
          </table:table-cell>
          <table:table-cell office:value-type="float" office:value="101.061" calcext:value-type="float">
            <text:p>101.061</text:p>
          </table:table-cell>
          <table:table-cell office:value-type="float" office:value="14.8404" calcext:value-type="float">
            <text:p>14.8404</text:p>
          </table:table-cell>
          <table:table-cell table:formula="of:=1" office:value-type="float" office:value="1" calcext:value-type="float">
            <text:p>1</text:p>
          </table:table-cell>
          <table:table-cell table:formula="of:=[.K10]/[.O10]" office:value-type="float" office:value="1.39041370653623" calcext:value-type="float">
            <text:p>1.3904137065</text:p>
          </table:table-cell>
          <table:table-cell table:formula="of:=[.S10]/[.O10]" office:value-type="float" office:value="1.30777592297838" calcext:value-type="float">
            <text:p>1.307775923</text:p>
          </table:table-cell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2" calcext:value-type="float">
            <text:p>14.8552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88" calcext:value-type="float">
            <text:p>0.182988</text:p>
          </table:table-cell>
          <table:table-cell office:value-type="float" office:value="0.0742732" calcext:value-type="float">
            <text:p>0.0742732</text:p>
          </table:table-cell>
          <table:table-cell office:value-type="string" calcext:value-type="string">
            <text:p><text:s/>row split</text:p>
          </table:table-cell>
          <table:table-cell office:value-type="float" office:value="8.18786" calcext:value-type="float">
            <text:p>8.18786</text:p>
          </table:table-cell>
          <table:table-cell office:value-type="float" office:value="33.5917" calcext:value-type="float">
            <text:p>33.5917</text:p>
          </table:table-cell>
          <table:table-cell office:value-type="float" office:value="11.2153" calcext:value-type="float">
            <text:p>11.2153</text:p>
          </table:table-cell>
          <table:table-cell office:value-type="string" calcext:value-type="string">
            <text:p><text:s/>cusparse</text:p>
          </table:table-cell>
          <table:table-cell office:value-type="float" office:value="24.7145" calcext:value-type="float">
            <text:p>24.7145</text:p>
          </table:table-cell>
          <table:table-cell office:value-type="float" office:value="11.1289" calcext:value-type="float">
            <text:p>11.1289</text:p>
          </table:table-cell>
          <table:table-cell office:value-type="float" office:value="3.7156" calcext:value-type="float">
            <text:p>3.7156</text:p>
          </table:table-cell>
          <table:table-cell office:value-type="string" calcext:value-type="string">
            <text:p><text:s/>cusparse2</text:p>
          </table:table-cell>
          <table:table-cell office:value-type="float" office:value="4.13712" calcext:value-type="float">
            <text:p>4.13712</text:p>
          </table:table-cell>
          <table:table-cell office:value-type="float" office:value="66.4822" calcext:value-type="float">
            <text:p>66.4822</text:p>
          </table:table-cell>
          <table:table-cell office:value-type="float" office:value="22.1964" calcext:value-type="float">
            <text:p>22.1964</text:p>
          </table:table-cell>
          <table:table-cell table:formula="of:=1" office:value-type="float" office:value="1" calcext:value-type="float">
            <text:p>1</text:p>
          </table:table-cell>
          <table:table-cell table:formula="of:=[.K11]/[.O11]" office:value-type="float" office:value="3.01842050876547" calcext:value-type="float">
            <text:p>3.0184205088</text:p>
          </table:table-cell>
          <table:table-cell table:formula="of:=[.S11]/[.O11]" office:value-type="float" office:value="5.97383389193901" calcext:value-type="float">
            <text:p>5.9738338919</text:p>
          </table:table-cell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3" calcext:value-type="float">
            <text:p>98.0503</text:p>
          </table:table-cell>
          <table:table-cell office:value-type="float" office:value="18.4142" calcext:value-type="float">
            <text:p>18.4142</text:p>
          </table:table-cell>
          <table:table-cell office:value-type="float" office:value="0.187803" calcext:value-type="float">
            <text:p>0.187803</text:p>
          </table:table-cell>
          <table:table-cell office:value-type="float" office:value="169.47" calcext:value-type="float">
            <text:p>169.47</text:p>
          </table:table-cell>
          <table:table-cell office:value-type="string" calcext:value-type="string">
            <text:p><text:s/>row split</text:p>
          </table:table-cell>
          <table:table-cell office:value-type="float" office:value="5.05032" calcext:value-type="float">
            <text:p>5.05032</text:p>
          </table:table-cell>
          <table:table-cell office:value-type="float" office:value="72.2884" calcext:value-type="float">
            <text:p>72.2884</text:p>
          </table:table-cell>
          <table:table-cell office:value-type="float" office:value="7.4901" calcext:value-type="float">
            <text:p>7.4901</text:p>
          </table:table-cell>
          <table:table-cell office:value-type="string" calcext:value-type="string">
            <text:p><text:s/>cusparse</text:p>
          </table:table-cell>
          <table:table-cell office:value-type="float" office:value="6.91774" calcext:value-type="float">
            <text:p>6.91774</text:p>
          </table:table-cell>
          <table:table-cell office:value-type="float" office:value="52.7744" calcext:value-type="float">
            <text:p>52.7744</text:p>
          </table:table-cell>
          <table:table-cell office:value-type="float" office:value="5.46817" calcext:value-type="float">
            <text:p>5.46817</text:p>
          </table:table-cell>
          <table:table-cell office:value-type="string" calcext:value-type="string">
            <text:p><text:s/>cusparse2</text:p>
          </table:table-cell>
          <table:table-cell office:value-type="float" office:value="4.00606" calcext:value-type="float">
            <text:p>4.00606</text:p>
          </table:table-cell>
          <table:table-cell office:value-type="float" office:value="91.1319" calcext:value-type="float">
            <text:p>91.1319</text:p>
          </table:table-cell>
          <table:table-cell office:value-type="float" office:value="9.44255" calcext:value-type="float">
            <text:p>9.44255</text:p>
          </table:table-cell>
          <table:table-cell table:formula="of:=1" office:value-type="float" office:value="1" calcext:value-type="float">
            <text:p>1</text:p>
          </table:table-cell>
          <table:table-cell table:formula="of:=[.K12]/[.O12]" office:value-type="float" office:value="1.3697626121756" calcext:value-type="float">
            <text:p>1.3697626122</text:p>
          </table:table-cell>
          <table:table-cell table:formula="of:=[.S12]/[.O12]" office:value-type="float" office:value="1.72682020070337" calcext:value-type="float">
            <text:p>1.7268202007</text:p>
          </table:table-cell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34273" calcext:value-type="float">
            <text:p>243427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8.5546" calcext:value-type="float">
            <text:p>28.554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0.3643" calcext:value-type="float">
            <text:p>0.3643</text:p>
          </table:table-cell>
          <table:table-cell office:value-type="string" calcext:value-type="string">
            <text:p><text:s/>row split</text:p>
          </table:table-cell>
          <table:table-cell office:value-type="float" office:value="1.88619" calcext:value-type="float">
            <text:p>1.88619</text:p>
          </table:table-cell>
          <table:table-cell office:value-type="float" office:value="165.194" calcext:value-type="float">
            <text:p>165.194</text:p>
          </table:table-cell>
          <table:table-cell office:value-type="float" office:value="15.9834" calcext:value-type="float">
            <text:p>15.9834</text:p>
          </table:table-cell>
          <table:table-cell office:value-type="string" calcext:value-type="string">
            <text:p><text:s/>cusparse</text:p>
          </table:table-cell>
          <table:table-cell office:value-type="float" office:value="3.59234" calcext:value-type="float">
            <text:p>3.59234</text:p>
          </table:table-cell>
          <table:table-cell office:value-type="float" office:value="86.7364" calcext:value-type="float">
            <text:p>86.7364</text:p>
          </table:table-cell>
          <table:table-cell office:value-type="float" office:value="8.3922" calcext:value-type="float">
            <text:p>8.3922</text:p>
          </table:table-cell>
          <table:table-cell office:value-type="string" calcext:value-type="string">
            <text:p><text:s/>cusparse2</text:p>
          </table:table-cell>
          <table:table-cell office:value-type="float" office:value="3.15555" calcext:value-type="float">
            <text:p>3.15555</text:p>
          </table:table-cell>
          <table:table-cell office:value-type="float" office:value="98.7426" calcext:value-type="float">
            <text:p>98.7426</text:p>
          </table:table-cell>
          <table:table-cell office:value-type="float" office:value="9.55386" calcext:value-type="float">
            <text:p>9.55386</text:p>
          </table:table-cell>
          <table:table-cell table:formula="of:=1" office:value-type="float" office:value="1" calcext:value-type="float">
            <text:p>1</text:p>
          </table:table-cell>
          <table:table-cell table:formula="of:=[.K13]/[.O13]" office:value-type="float" office:value="1.90455218339705" calcext:value-type="float">
            <text:p>1.9045521834</text:p>
          </table:table-cell>
          <table:table-cell table:formula="of:=[.S13]/[.O13]" office:value-type="float" office:value="1.13842170069313" calcext:value-type="float">
            <text:p>1.1384217007</text:p>
          </table:table-cell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1" calcext:value-type="float">
            <text:p>0.696081</text:p>
          </table:table-cell>
          <table:table-cell office:value-type="string" calcext:value-type="string">
            <text:p><text:s/>row split</text:p>
          </table:table-cell>
          <table:table-cell office:value-type="float" office:value="6.31059" calcext:value-type="float">
            <text:p>6.31059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15.4675" calcext:value-type="float">
            <text:p>15.4675</text:p>
          </table:table-cell>
          <table:table-cell office:value-type="string" calcext:value-type="string">
            <text:p><text:s/>cusparse</text:p>
          </table:table-cell>
          <table:table-cell office:value-type="float" office:value="5.15416" calcext:value-type="float">
            <text:p>5.15416</text:p>
          </table:table-cell>
          <table:table-cell office:value-type="float" office:value="52.6155" calcext:value-type="float">
            <text:p>52.6155</text:p>
          </table:table-cell>
          <table:table-cell office:value-type="float" office:value="18.9379" calcext:value-type="float">
            <text:p>18.9379</text:p>
          </table:table-cell>
          <table:table-cell office:value-type="string" calcext:value-type="string">
            <text:p><text:s/>cusparse2</text:p>
          </table:table-cell>
          <table:table-cell office:value-type="float" office:value="3.66744" calcext:value-type="float">
            <text:p>3.66744</text:p>
          </table:table-cell>
          <table:table-cell office:value-type="float" office:value="73.945" calcext:value-type="float">
            <text:p>73.945</text:p>
          </table:table-cell>
          <table:table-cell office:value-type="float" office:value="26.615" calcext:value-type="float">
            <text:p>26.615</text:p>
          </table:table-cell>
          <table:table-cell table:formula="of:=1" office:value-type="float" office:value="1" calcext:value-type="float">
            <text:p>1</text:p>
          </table:table-cell>
          <table:table-cell table:formula="of:=[.K14]/[.O14]" office:value-type="float" office:value="0.816747916488487" calcext:value-type="float">
            <text:p>0.8167479165</text:p>
          </table:table-cell>
          <table:table-cell table:formula="of:=[.S14]/[.O14]" office:value-type="float" office:value="1.40538434491737" calcext:value-type="float">
            <text:p>1.4053843449</text:p>
          </table:table-cell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48" calcext:value-type="float">
            <text:p>-0.497448</text:p>
          </table:table-cell>
          <table:table-cell office:value-type="string" calcext:value-type="string">
            <text:p><text:s/>row split</text:p>
          </table:table-cell>
          <table:table-cell office:value-type="float" office:value="11.8557" calcext:value-type="float">
            <text:p>11.8557</text:p>
          </table:table-cell>
          <table:table-cell office:value-type="float" office:value="25.9259" calcext:value-type="float">
            <text:p>25.9259</text:p>
          </table:table-cell>
          <table:table-cell office:value-type="float" office:value="14.4917" calcext:value-type="float">
            <text:p>14.4917</text:p>
          </table:table-cell>
          <table:table-cell office:value-type="string" calcext:value-type="string">
            <text:p><text:s/>cusparse</text:p>
          </table:table-cell>
          <table:table-cell office:value-type="float" office:value="6.9726" calcext:value-type="float">
            <text:p>6.9726</text:p>
          </table:table-cell>
          <table:table-cell office:value-type="float" office:value="44.0825" calcext:value-type="float">
            <text:p>44.0825</text:p>
          </table:table-cell>
          <table:table-cell office:value-type="float" office:value="24.6406" calcext:value-type="float">
            <text:p>24.6406</text:p>
          </table:table-cell>
          <table:table-cell office:value-type="string" calcext:value-type="string">
            <text:p><text:s/>cusparse2</text:p>
          </table:table-cell>
          <table:table-cell office:value-type="float" office:value="5.17032" calcext:value-type="float">
            <text:p>5.17032</text:p>
          </table:table-cell>
          <table:table-cell office:value-type="float" office:value="59.4488" calcext:value-type="float">
            <text:p>59.4488</text:p>
          </table:table-cell>
          <table:table-cell office:value-type="float" office:value="33.2299" calcext:value-type="float">
            <text:p>33.2299</text:p>
          </table:table-cell>
          <table:table-cell table:formula="of:=1" office:value-type="float" office:value="1" calcext:value-type="float">
            <text:p>1</text:p>
          </table:table-cell>
          <table:table-cell table:formula="of:=[.K15]/[.O15]" office:value-type="float" office:value="0.588122270742358" calcext:value-type="float">
            <text:p>0.5881222707</text:p>
          </table:table-cell>
          <table:table-cell table:formula="of:=[.S15]/[.O15]" office:value-type="float" office:value="1.34858050246697" calcext:value-type="float">
            <text:p>1.3485805025</text:p>
          </table:table-cell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23437" calcext:value-type="float">
            <text:p>3523437</text:p>
          </table:table-cell>
          <table:table-cell office:value-type="float" office:value="47.7741" calcext:value-type="float">
            <text:p>47.774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047239" calcext:value-type="float">
            <text:p>0.047239</text:p>
          </table:table-cell>
          <table:table-cell office:value-type="string" calcext:value-type="string">
            <text:p><text:s/>row split</text:p>
          </table:table-cell>
          <table:table-cell office:value-type="float" office:value="4.2266" calcext:value-type="float">
            <text:p>4.2266</text:p>
          </table:table-cell>
          <table:table-cell office:value-type="float" office:value="106.705" calcext:value-type="float">
            <text:p>106.705</text:p>
          </table:table-cell>
          <table:table-cell office:value-type="float" office:value="15.673" calcext:value-type="float">
            <text:p>15.673</text:p>
          </table:table-cell>
          <table:table-cell office:value-type="string" calcext:value-type="string">
            <text:p><text:s/>cusparse</text:p>
          </table:table-cell>
          <table:table-cell office:value-type="float" office:value="6.10708" calcext:value-type="float">
            <text:p>6.10708</text:p>
          </table:table-cell>
          <table:table-cell office:value-type="float" office:value="73.8488" calcext:value-type="float">
            <text:p>73.8488</text:p>
          </table:table-cell>
          <table:table-cell office:value-type="float" office:value="10.847" calcext:value-type="float">
            <text:p>10.847</text:p>
          </table:table-cell>
          <table:table-cell office:value-type="string" calcext:value-type="string">
            <text:p><text:s/>cusparse2</text:p>
          </table:table-cell>
          <table:table-cell office:value-type="float" office:value="4.82715" calcext:value-type="float">
            <text:p>4.82715</text:p>
          </table:table-cell>
          <table:table-cell office:value-type="float" office:value="93.4298" calcext:value-type="float">
            <text:p>93.4298</text:p>
          </table:table-cell>
          <table:table-cell office:value-type="float" office:value="13.7231" calcext:value-type="float">
            <text:p>13.7231</text:p>
          </table:table-cell>
          <table:table-cell table:formula="of:=1" office:value-type="float" office:value="1" calcext:value-type="float">
            <text:p>1</text:p>
          </table:table-cell>
          <table:table-cell table:formula="of:=[.K16]/[.O16]" office:value-type="float" office:value="1.44491176566173" calcext:value-type="float">
            <text:p>1.4449117657</text:p>
          </table:table-cell>
          <table:table-cell table:formula="of:=[.S16]/[.O16]" office:value-type="float" office:value="1.26514987379619" calcext:value-type="float">
            <text:p>1.2651498738</text:p>
          </table:table-cell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5" calcext:value-type="float">
            <text:p>0.301725</text:p>
          </table:table-cell>
          <table:table-cell office:value-type="float" office:value="0.371495" calcext:value-type="float">
            <text:p>0.371495</text:p>
          </table:table-cell>
          <table:table-cell office:value-type="string" calcext:value-type="string">
            <text:p><text:s/>row split</text:p>
          </table:table-cell>
          <table:table-cell office:value-type="float" office:value="5.45843" calcext:value-type="float">
            <text:p>5.45843</text:p>
          </table:table-cell>
          <table:table-cell office:value-type="float" office:value="47.6629" calcext:value-type="float">
            <text:p>47.6629</text:p>
          </table:table-cell>
          <table:table-cell office:value-type="float" office:value="15.2897" calcext:value-type="float">
            <text:p>15.2897</text:p>
          </table:table-cell>
          <table:table-cell office:value-type="string" calcext:value-type="string">
            <text:p><text:s/>cusparse</text:p>
          </table:table-cell>
          <table:table-cell office:value-type="float" office:value="4.42912" calcext:value-type="float">
            <text:p>4.42912</text:p>
          </table:table-cell>
          <table:table-cell office:value-type="float" office:value="58.7396" calcext:value-type="float">
            <text:p>58.7396</text:p>
          </table:table-cell>
          <table:table-cell office:value-type="float" office:value="18.843" calcext:value-type="float">
            <text:p>18.843</text:p>
          </table:table-cell>
          <table:table-cell office:value-type="string" calcext:value-type="string">
            <text:p><text:s/>cusparse2</text:p>
          </table:table-cell>
          <table:table-cell office:value-type="float" office:value="3.34842" calcext:value-type="float">
            <text:p>3.34842</text:p>
          </table:table-cell>
          <table:table-cell office:value-type="float" office:value="77.6978" calcext:value-type="float">
            <text:p>77.6978</text:p>
          </table:table-cell>
          <table:table-cell office:value-type="float" office:value="24.9246" calcext:value-type="float">
            <text:p>24.9246</text:p>
          </table:table-cell>
          <table:table-cell table:formula="of:=1" office:value-type="float" office:value="1" calcext:value-type="float">
            <text:p>1</text:p>
          </table:table-cell>
          <table:table-cell table:formula="of:=[.K17]/[.O17]" office:value-type="float" office:value="0.811427044106531" calcext:value-type="float">
            <text:p>0.8114270441</text:p>
          </table:table-cell>
          <table:table-cell table:formula="of:=[.S17]/[.O17]" office:value-type="float" office:value="1.32274989955669" calcext:value-type="float">
            <text:p>1.3227498996</text:p>
          </table:table-cell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6143" calcext:value-type="float">
            <text:p>15.6143</text:p>
          </table:table-cell>
          <table:table-cell office:value-type="float" office:value="15.3059" calcext:value-type="float">
            <text:p>15.3059</text:p>
          </table:table-cell>
          <table:table-cell office:value-type="float" office:value="13.8406" calcext:value-type="float">
            <text:p>13.8406</text:p>
          </table:table-cell>
          <table:table-cell office:value-type="string" calcext:value-type="string">
            <text:p><text:s/>cusparse</text:p>
          </table:table-cell>
          <table:table-cell office:value-type="float" office:value="13.9409" calcext:value-type="float">
            <text:p>13.9409</text:p>
          </table:table-cell>
          <table:table-cell office:value-type="float" office:value="17.1431" calcext:value-type="float">
            <text:p>17.1431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<text:s/>cusparse2</text:p>
          </table:table-cell>
          <table:table-cell office:value-type="float" office:value="5.39965" calcext:value-type="float">
            <text:p>5.39965</text:p>
          </table:table-cell>
          <table:table-cell office:value-type="float" office:value="44.2604" calcext:value-type="float">
            <text:p>44.2604</text:p>
          </table:table-cell>
          <table:table-cell office:value-type="float" office:value="40.0233" calcext:value-type="float">
            <text:p>40.0233</text:p>
          </table:table-cell>
          <table:table-cell table:formula="of:=1" office:value-type="float" office:value="1" calcext:value-type="float">
            <text:p>1</text:p>
          </table:table-cell>
          <table:table-cell table:formula="of:=[.K18]/[.O18]" office:value-type="float" office:value="0.892831518220159" calcext:value-type="float">
            <text:p>0.8928315182</text:p>
          </table:table-cell>
          <table:table-cell table:formula="of:=[.S18]/[.O18]" office:value-type="float" office:value="2.58182009088205" calcext:value-type="float">
            <text:p>2.5818200909</text:p>
          </table:table-cell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5.5586" calcext:value-type="float">
            <text:p>15.5586</text:p>
          </table:table-cell>
          <table:table-cell office:value-type="float" office:value="15.3607" calcext:value-type="float">
            <text:p>15.3607</text:p>
          </table:table-cell>
          <table:table-cell office:value-type="float" office:value="13.8902" calcext:value-type="float">
            <text:p>13.8902</text:p>
          </table:table-cell>
          <table:table-cell office:value-type="string" calcext:value-type="string">
            <text:p><text:s/>cusparse</text:p>
          </table:table-cell>
          <table:table-cell office:value-type="float" office:value="13.9435" calcext:value-type="float">
            <text:p>13.9435</text:p>
          </table:table-cell>
          <table:table-cell office:value-type="float" office:value="17.1399" calcext:value-type="float">
            <text:p>17.1399</text:p>
          </table:table-cell>
          <table:table-cell office:value-type="float" office:value="15.4991" calcext:value-type="float">
            <text:p>15.4991</text:p>
          </table:table-cell>
          <table:table-cell office:value-type="string" calcext:value-type="string">
            <text:p><text:s/>cusparse2</text:p>
          </table:table-cell>
          <table:table-cell office:value-type="float" office:value="5.38599" calcext:value-type="float">
            <text:p>5.38599</text:p>
          </table:table-cell>
          <table:table-cell office:value-type="float" office:value="44.3727" calcext:value-type="float">
            <text:p>44.3727</text:p>
          </table:table-cell>
          <table:table-cell office:value-type="float" office:value="40.1248" calcext:value-type="float">
            <text:p>40.1248</text:p>
          </table:table-cell>
          <table:table-cell table:formula="of:=1" office:value-type="float" office:value="1" calcext:value-type="float">
            <text:p>1</text:p>
          </table:table-cell>
          <table:table-cell table:formula="of:=[.K19]/[.O19]" office:value-type="float" office:value="0.896195427044498" calcext:value-type="float">
            <text:p>0.896195427</text:p>
          </table:table-cell>
          <table:table-cell table:formula="of:=[.S19]/[.O19]" office:value-type="float" office:value="2.58885407732834" calcext:value-type="float">
            <text:p>2.5888540773</text:p>
          </table:table-cell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49523" calcext:value-type="float">
            <text:p>2849523</text:p>
          </table:table-cell>
          <table:table-cell office:value-type="float" office:value="169.312" calcext:value-type="float">
            <text:p>169.312</text:p>
          </table:table-cell>
          <table:table-cell office:value-type="float" office:value="52.857" calcext:value-type="float">
            <text:p>52.857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53576" calcext:value-type="float">
            <text:p>0.53576</text:p>
          </table:table-cell>
          <table:table-cell office:value-type="string" calcext:value-type="string">
            <text:p><text:s/>row split</text:p>
          </table:table-cell>
          <table:table-cell office:value-type="float" office:value="2.16913" calcext:value-type="float">
            <text:p>2.16913</text:p>
          </table:table-cell>
          <table:table-cell office:value-type="float" office:value="168.15" calcext:value-type="float">
            <text:p>168.15</text:p>
          </table:table-cell>
          <table:table-cell office:value-type="float" office:value="14.513" calcext:value-type="float">
            <text:p>14.513</text:p>
          </table:table-cell>
          <table:table-cell office:value-type="string" calcext:value-type="string">
            <text:p><text:s/>cusparse</text:p>
          </table:table-cell>
          <table:table-cell office:value-type="float" office:value="4.49117" calcext:value-type="float">
            <text:p>4.49117</text:p>
          </table:table-cell>
          <table:table-cell office:value-type="float" office:value="81.2124" calcext:value-type="float">
            <text:p>81.2124</text:p>
          </table:table-cell>
          <table:table-cell office:value-type="float" office:value="7.00941" calcext:value-type="float">
            <text:p>7.00941</text:p>
          </table:table-cell>
          <table:table-cell office:value-type="string" calcext:value-type="string">
            <text:p><text:s/>cusparse2</text:p>
          </table:table-cell>
          <table:table-cell office:value-type="float" office:value="3.95074" calcext:value-type="float">
            <text:p>3.95074</text:p>
          </table:table-cell>
          <table:table-cell office:value-type="float" office:value="92.3217" calcext:value-type="float">
            <text:p>92.3217</text:p>
          </table:table-cell>
          <table:table-cell office:value-type="float" office:value="7.96825" calcext:value-type="float">
            <text:p>7.96825</text:p>
          </table:table-cell>
          <table:table-cell table:formula="of:=1" office:value-type="float" office:value="1" calcext:value-type="float">
            <text:p>1</text:p>
          </table:table-cell>
          <table:table-cell table:formula="of:=[.K20]/[.O20]" office:value-type="float" office:value="2.07049662366831" calcext:value-type="float">
            <text:p>2.0704966237</text:p>
          </table:table-cell>
          <table:table-cell table:formula="of:=[.S20]/[.O20]" office:value-type="float" office:value="1.13679314981456" calcext:value-type="float">
            <text:p>1.1367931498</text:p>
          </table:table-cell>
        </table:table-row>
        <table:table-row table:style-name="ro1">
          <table:table-cell office:value-type="string" calcext:value-type="string">
            <text:p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5065" calcext:value-type="float">
            <text:p>3.05065</text:p>
          </table:table-cell>
          <table:table-cell office:value-type="float" office:value="111.027" calcext:value-type="float">
            <text:p>111.027</text:p>
          </table:table-cell>
          <table:table-cell office:value-type="float" office:value="15.7904" calcext:value-type="float">
            <text:p>15.7904</text:p>
          </table:table-cell>
          <table:table-cell office:value-type="string" calcext:value-type="string">
            <text:p><text:s/>cusparse</text:p>
          </table:table-cell>
          <table:table-cell office:value-type="float" office:value="4.5185" calcext:value-type="float">
            <text:p>4.5185</text:p>
          </table:table-cell>
          <table:table-cell office:value-type="float" office:value="74.9597" calcext:value-type="float">
            <text:p>74.9597</text:p>
          </table:table-cell>
          <table:table-cell office:value-type="float" office:value="10.6608" calcext:value-type="float">
            <text:p>10.6608</text:p>
          </table:table-cell>
          <table:table-cell office:value-type="string" calcext:value-type="string">
            <text:p><text:s/>cusparse2</text:p>
          </table:table-cell>
          <table:table-cell office:value-type="float" office:value="3.56806" calcext:value-type="float">
            <text:p>3.56806</text:p>
          </table:table-cell>
          <table:table-cell office:value-type="float" office:value="94.9269" calcext:value-type="float">
            <text:p>94.9269</text:p>
          </table:table-cell>
          <table:table-cell office:value-type="float" office:value="13.5006" calcext:value-type="float">
            <text:p>13.5006</text:p>
          </table:table-cell>
          <table:table-cell table:formula="of:=1" office:value-type="float" office:value="1" calcext:value-type="float">
            <text:p>1</text:p>
          </table:table-cell>
          <table:table-cell table:formula="of:=[.K21]/[.O21]" office:value-type="float" office:value="1.48115587442319" calcext:value-type="float">
            <text:p>1.4811558744</text:p>
          </table:table-cell>
          <table:table-cell table:formula="of:=[.S21]/[.O21]" office:value-type="float" office:value="1.2663724641374" calcext:value-type="float">
            <text:p>1.2663724641</text:p>
          </table:table-cell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05036" calcext:value-type="float">
            <text:p>3.05036</text:p>
          </table:table-cell>
          <table:table-cell office:value-type="float" office:value="111.038" calcext:value-type="float">
            <text:p>111.038</text:p>
          </table:table-cell>
          <table:table-cell office:value-type="float" office:value="15.7919" calcext:value-type="float">
            <text:p>15.7919</text:p>
          </table:table-cell>
          <table:table-cell office:value-type="string" calcext:value-type="string">
            <text:p><text:s/>cusparse</text:p>
          </table:table-cell>
          <table:table-cell office:value-type="float" office:value="4.51696" calcext:value-type="float">
            <text:p>4.51696</text:p>
          </table:table-cell>
          <table:table-cell office:value-type="float" office:value="74.9853" calcext:value-type="float">
            <text:p>74.9853</text:p>
          </table:table-cell>
          <table:table-cell office:value-type="float" office:value="10.6644" calcext:value-type="float">
            <text:p>10.6644</text:p>
          </table:table-cell>
          <table:table-cell office:value-type="string" calcext:value-type="string">
            <text:p><text:s/>cusparse2</text:p>
          </table:table-cell>
          <table:table-cell office:value-type="float" office:value="3.56685" calcext:value-type="float">
            <text:p>3.56685</text:p>
          </table:table-cell>
          <table:table-cell office:value-type="float" office:value="94.9593" calcext:value-type="float">
            <text:p>94.9593</text:p>
          </table:table-cell>
          <table:table-cell office:value-type="float" office:value="13.5052" calcext:value-type="float">
            <text:p>13.5052</text:p>
          </table:table-cell>
          <table:table-cell table:formula="of:=1" office:value-type="float" office:value="1" calcext:value-type="float">
            <text:p>1</text:p>
          </table:table-cell>
          <table:table-cell table:formula="of:=[.K22]/[.O22]" office:value-type="float" office:value="1.48079690285963" calcext:value-type="float">
            <text:p>1.4807969029</text:p>
          </table:table-cell>
          <table:table-cell table:formula="of:=[.S22]/[.O22]" office:value-type="float" office:value="1.26637220895295" calcext:value-type="float">
            <text:p>1.266372209</text:p>
          </table:table-cell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1970093" calcext:value-type="float">
            <text:p>197009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15.485" calcext:value-type="float">
            <text:p>15.48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1.08837" calcext:value-type="float">
            <text:p>1.08837</text:p>
          </table:table-cell>
          <table:table-cell office:value-type="string" calcext:value-type="string">
            <text:p><text:s/>row split</text:p>
          </table:table-cell>
          <table:table-cell office:value-type="float" office:value="2.49928" calcext:value-type="float">
            <text:p>2.49928</text:p>
          </table:table-cell>
          <table:table-cell office:value-type="float" office:value="100.898" calcext:value-type="float">
            <text:p>100.898</text:p>
          </table:table-cell>
          <table:table-cell office:value-type="float" office:value="15.5161" calcext:value-type="float">
            <text:p>15.5161</text:p>
          </table:table-cell>
          <table:table-cell office:value-type="string" calcext:value-type="string">
            <text:p><text:s/>cusparse</text:p>
          </table:table-cell>
          <table:table-cell office:value-type="float" office:value="3.39701" calcext:value-type="float">
            <text:p>3.39701</text:p>
          </table:table-cell>
          <table:table-cell office:value-type="float" office:value="74.2334" calcext:value-type="float">
            <text:p>74.2334</text:p>
          </table:table-cell>
          <table:table-cell office:value-type="float" office:value="11.4156" calcext:value-type="float">
            <text:p>11.4156</text:p>
          </table:table-cell>
          <table:table-cell office:value-type="string" calcext:value-type="string">
            <text:p><text:s/>cusparse2</text:p>
          </table:table-cell>
          <table:table-cell office:value-type="float" office:value="2.6462" calcext:value-type="float">
            <text:p>2.6462</text:p>
          </table:table-cell>
          <table:table-cell office:value-type="float" office:value="95.2958" calcext:value-type="float">
            <text:p>95.2958</text:p>
          </table:table-cell>
          <table:table-cell office:value-type="float" office:value="14.6546" calcext:value-type="float">
            <text:p>14.6546</text:p>
          </table:table-cell>
          <table:table-cell table:formula="of:=1" office:value-type="float" office:value="1" calcext:value-type="float">
            <text:p>1</text:p>
          </table:table-cell>
          <table:table-cell table:formula="of:=[.K23]/[.O23]" office:value-type="float" office:value="1.35919949780018" calcext:value-type="float">
            <text:p>1.3591994978</text:p>
          </table:table-cell>
          <table:table-cell table:formula="of:=[.S23]/[.O23]" office:value-type="float" office:value="1.28373212058184" calcext:value-type="float">
            <text:p>1.2837321206</text:p>
          </table:table-cell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289827" calcext:value-type="float">
            <text:p>2289827</text:p>
          </table:table-cell>
          <table:table-cell office:value-type="float" office:value="48.6452" calcext:value-type="float">
            <text:p>48.6452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.44434" calcext:value-type="float">
            <text:p>1.44434</text:p>
          </table:table-cell>
          <table:table-cell office:value-type="string" calcext:value-type="string">
            <text:p><text:s/>row split</text:p>
          </table:table-cell>
          <table:table-cell office:value-type="float" office:value="2.73286" calcext:value-type="float">
            <text:p>2.73286</text:p>
          </table:table-cell>
          <table:table-cell office:value-type="float" office:value="107.25" calcext:value-type="float">
            <text:p>107.25</text:p>
          </table:table-cell>
          <table:table-cell office:value-type="float" office:value="15.5909" calcext:value-type="float">
            <text:p>15.5909</text:p>
          </table:table-cell>
          <table:table-cell office:value-type="string" calcext:value-type="string">
            <text:p><text:s/>cusparse</text:p>
          </table:table-cell>
          <table:table-cell office:value-type="float" office:value="3.85349" calcext:value-type="float">
            <text:p>3.85349</text:p>
          </table:table-cell>
          <table:table-cell office:value-type="float" office:value="76.0603" calcext:value-type="float">
            <text:p>76.0603</text:p>
          </table:table-cell>
          <table:table-cell office:value-type="float" office:value="11.0569" calcext:value-type="float">
            <text:p>11.0569</text:p>
          </table:table-cell>
          <table:table-cell office:value-type="string" calcext:value-type="string">
            <text:p><text:s/>cusparse2</text:p>
          </table:table-cell>
          <table:table-cell office:value-type="float" office:value="3.02133" calcext:value-type="float">
            <text:p>3.02133</text:p>
          </table:table-cell>
          <table:table-cell office:value-type="float" office:value="97.0095" calcext:value-type="float">
            <text:p>97.0095</text:p>
          </table:table-cell>
          <table:table-cell office:value-type="float" office:value="14.1023" calcext:value-type="float">
            <text:p>14.1023</text:p>
          </table:table-cell>
          <table:table-cell table:formula="of:=1" office:value-type="float" office:value="1" calcext:value-type="float">
            <text:p>1</text:p>
          </table:table-cell>
          <table:table-cell table:formula="of:=[.K24]/[.O24]" office:value-type="float" office:value="1.41006543492466" calcext:value-type="float">
            <text:p>1.4100654349</text:p>
          </table:table-cell>
          <table:table-cell table:formula="of:=[.S24]/[.O24]" office:value-type="float" office:value="1.27542883738297" calcext:value-type="float">
            <text:p>1.2754288374</text:p>
          </table:table-cell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1" calcext:value-type="float">
            <text:p>33.5081</text:p>
          </table:table-cell>
          <table:table-cell office:value-type="float" office:value="12.5996" calcext:value-type="float">
            <text:p>12.5996</text:p>
          </table:table-cell>
          <table:table-cell office:value-type="float" office:value="0.376015" calcext:value-type="float">
            <text:p>0.376015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s/>row split</text:p>
          </table:table-cell>
          <table:table-cell office:value-type="float" office:value="2.91961" calcext:value-type="float">
            <text:p>2.91961</text:p>
          </table:table-cell>
          <table:table-cell office:value-type="float" office:value="89.2298" calcext:value-type="float">
            <text:p>89.2298</text:p>
          </table:table-cell>
          <table:table-cell office:value-type="float" office:value="16.3118" calcext:value-type="float">
            <text:p>16.3118</text:p>
          </table:table-cell>
          <table:table-cell office:value-type="string" calcext:value-type="string">
            <text:p><text:s/>cusparse</text:p>
          </table:table-cell>
          <table:table-cell office:value-type="float" office:value="3.89431" calcext:value-type="float">
            <text:p>3.89431</text:p>
          </table:table-cell>
          <table:table-cell office:value-type="float" office:value="66.8965" calcext:value-type="float">
            <text:p>66.8965</text:p>
          </table:table-cell>
          <table:table-cell office:value-type="float" office:value="12.2291" calcext:value-type="float">
            <text:p>12.2291</text:p>
          </table:table-cell>
          <table:table-cell office:value-type="string" calcext:value-type="string">
            <text:p><text:s/>cusparse2</text:p>
          </table:table-cell>
          <table:table-cell office:value-type="float" office:value="2.84741" calcext:value-type="float">
            <text:p>2.84741</text:p>
          </table:table-cell>
          <table:table-cell office:value-type="float" office:value="91.4921" calcext:value-type="float">
            <text:p>91.4921</text:p>
          </table:table-cell>
          <table:table-cell office:value-type="float" office:value="16.7254" calcext:value-type="float">
            <text:p>16.7254</text:p>
          </table:table-cell>
          <table:table-cell table:formula="of:=1" office:value-type="float" office:value="1" calcext:value-type="float">
            <text:p>1</text:p>
          </table:table-cell>
          <table:table-cell table:formula="of:=[.K25]/[.O25]" office:value-type="float" office:value="1.3338485570994" calcext:value-type="float">
            <text:p>1.3338485571</text:p>
          </table:table-cell>
          <table:table-cell table:formula="of:=[.S25]/[.O25]" office:value-type="float" office:value="1.36766646984521" calcext:value-type="float">
            <text:p>1.3676664698</text:p>
          </table:table-cell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" calcext:value-type="float">
            <text:p>909.232</text:p>
          </table:table-cell>
          <table:table-cell office:value-type="float" office:value="352.377" calcext:value-type="float">
            <text:p>352.377</text:p>
          </table:table-cell>
          <table:table-cell office:value-type="float" office:value="0.387554" calcext:value-type="float">
            <text:p>0.387554</text:p>
          </table:table-cell>
          <table:table-cell office:value-type="float" office:value="-0.27645" calcext:value-type="float">
            <text:p>-0.27645</text:p>
          </table:table-cell>
          <table:table-cell office:value-type="string" calcext:value-type="string">
            <text:p><text:s/>row split</text:p>
          </table:table-cell>
          <table:table-cell office:value-type="float" office:value="2.192" calcext:value-type="float">
            <text:p>2.192</text:p>
          </table:table-cell>
          <table:table-cell office:value-type="float" office:value="167.724" calcext:value-type="float">
            <text:p>167.724</text:p>
          </table:table-cell>
          <table:table-cell office:value-type="float" office:value="11.2264" calcext:value-type="float">
            <text:p>11.2264</text:p>
          </table:table-cell>
          <table:table-cell office:value-type="string" calcext:value-type="string">
            <text:p><text:s/>cusparse</text:p>
          </table:table-cell>
          <table:table-cell office:value-type="float" office:value="8.25764" calcext:value-type="float">
            <text:p>8.25764</text:p>
          </table:table-cell>
          <table:table-cell office:value-type="float" office:value="44.5224" calcext:value-type="float">
            <text:p>44.5224</text:p>
          </table:table-cell>
          <table:table-cell office:value-type="float" office:value="2.98005" calcext:value-type="float">
            <text:p>2.98005</text:p>
          </table:table-cell>
          <table:table-cell office:value-type="string" calcext:value-type="string">
            <text:p><text:s/>cusparse2</text:p>
          </table:table-cell>
          <table:table-cell office:value-type="float" office:value="3.55262" calcext:value-type="float">
            <text:p>3.55262</text:p>
          </table:table-cell>
          <table:table-cell office:value-type="float" office:value="103.487" calcext:value-type="float">
            <text:p>103.487</text:p>
          </table:table-cell>
          <table:table-cell office:value-type="float" office:value="6.92676" calcext:value-type="float">
            <text:p>6.92676</text:p>
          </table:table-cell>
          <table:table-cell table:formula="of:=1" office:value-type="float" office:value="1" calcext:value-type="float">
            <text:p>1</text:p>
          </table:table-cell>
          <table:table-cell table:formula="of:=[.K26]/[.O26]" office:value-type="float" office:value="3.76718236213681" calcext:value-type="float">
            <text:p>3.7671823621</text:p>
          </table:table-cell>
          <table:table-cell table:formula="of:=[.S26]/[.O26]" office:value-type="float" office:value="2.32438053653891" calcext:value-type="float">
            <text:p>2.3243805365</text:p>
          </table:table-cell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167981" calcext:value-type="float">
            <text:p>2167981</text:p>
          </table:table-cell>
          <table:table-cell office:value-type="float" office:value="58.3355" calcext:value-type="float">
            <text:p>58.3355</text:p>
          </table:table-cell>
          <table:table-cell office:value-type="float" office:value="24.6235" calcext:value-type="float">
            <text:p>24.623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0.306109" calcext:value-type="float">
            <text:p>0.306109</text:p>
          </table:table-cell>
          <table:table-cell office:value-type="string" calcext:value-type="string">
            <text:p><text:s/>row split</text:p>
          </table:table-cell>
          <table:table-cell office:value-type="float" office:value="2.30069" calcext:value-type="float">
            <text:p>2.30069</text:p>
          </table:table-cell>
          <table:table-cell office:value-type="float" office:value="120.617" calcext:value-type="float">
            <text:p>120.617</text:p>
          </table:table-cell>
          <table:table-cell office:value-type="float" office:value="15.8737" calcext:value-type="float">
            <text:p>15.8737</text:p>
          </table:table-cell>
          <table:table-cell office:value-type="string" calcext:value-type="string">
            <text:p><text:s/>cusparse</text:p>
          </table:table-cell>
          <table:table-cell office:value-type="float" office:value="3.56414" calcext:value-type="float">
            <text:p>3.56414</text:p>
          </table:table-cell>
          <table:table-cell office:value-type="float" office:value="77.8592" calcext:value-type="float">
            <text:p>77.8592</text:p>
          </table:table-cell>
          <table:table-cell office:value-type="float" office:value="10.2466" calcext:value-type="float">
            <text:p>10.2466</text:p>
          </table:table-cell>
          <table:table-cell office:value-type="string" calcext:value-type="string">
            <text:p><text:s/>cusparse2</text:p>
          </table:table-cell>
          <table:table-cell office:value-type="float" office:value="2.76933" calcext:value-type="float">
            <text:p>2.76933</text:p>
          </table:table-cell>
          <table:table-cell office:value-type="float" office:value="100.205" calcext:value-type="float">
            <text:p>100.205</text:p>
          </table:table-cell>
          <table:table-cell office:value-type="float" office:value="13.1875" calcext:value-type="float">
            <text:p>13.1875</text:p>
          </table:table-cell>
          <table:table-cell table:formula="of:=1" office:value-type="float" office:value="1" calcext:value-type="float">
            <text:p>1</text:p>
          </table:table-cell>
          <table:table-cell table:formula="of:=[.K27]/[.O27]" office:value-type="float" office:value="1.54916824216021" calcext:value-type="float">
            <text:p>1.5491682422</text:p>
          </table:table-cell>
          <table:table-cell table:formula="of:=[.S27]/[.O27]" office:value-type="float" office:value="1.28700269203896" calcext:value-type="float">
            <text:p>1.287002692</text:p>
          </table:table-cell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28605" calcext:value-type="float">
            <text:p>2528605</text:p>
          </table:table-cell>
          <table:table-cell office:value-type="float" office:value="58.5813" calcext:value-type="float">
            <text:p>58.5813</text:p>
          </table:table-cell>
          <table:table-cell office:value-type="float" office:value="24.8688" calcext:value-type="float">
            <text:p>24.8688</text:p>
          </table:table-cell>
          <table:table-cell office:value-type="float" office:value="0.424518" calcext:value-type="float">
            <text:p>0.424518</text:p>
          </table:table-cell>
          <table:table-cell office:value-type="float" office:value="0.304734" calcext:value-type="float">
            <text:p>0.304734</text:p>
          </table:table-cell>
          <table:table-cell office:value-type="string" calcext:value-type="string">
            <text:p><text:s/>row split</text:p>
          </table:table-cell>
          <table:table-cell office:value-type="float" office:value="2.66372" calcext:value-type="float">
            <text:p>2.66372</text:p>
          </table:table-cell>
          <table:table-cell office:value-type="float" office:value="121.507" calcext:value-type="float">
            <text:p>121.507</text:p>
          </table:table-cell>
          <table:table-cell office:value-type="float" office:value="15.9557" calcext:value-type="float">
            <text:p>15.9557</text:p>
          </table:table-cell>
          <table:table-cell office:value-type="string" calcext:value-type="string">
            <text:p><text:s/>cusparse</text:p>
          </table:table-cell>
          <table:table-cell office:value-type="float" office:value="4.15573" calcext:value-type="float">
            <text:p>4.15573</text:p>
          </table:table-cell>
          <table:table-cell office:value-type="float" office:value="77.8832" calcext:value-type="float">
            <text:p>77.8832</text:p>
          </table:table-cell>
          <table:table-cell office:value-type="float" office:value="10.2272" calcext:value-type="float">
            <text:p>10.2272</text:p>
          </table:table-cell>
          <table:table-cell office:value-type="string" calcext:value-type="string">
            <text:p><text:s/>cusparse2</text:p>
          </table:table-cell>
          <table:table-cell office:value-type="float" office:value="3.22704" calcext:value-type="float">
            <text:p>3.22704</text:p>
          </table:table-cell>
          <table:table-cell office:value-type="float" office:value="100.297" calcext:value-type="float">
            <text:p>100.297</text:p>
          </table:table-cell>
          <table:table-cell office:value-type="float" office:value="13.1704" calcext:value-type="float">
            <text:p>13.1704</text:p>
          </table:table-cell>
          <table:table-cell table:formula="of:=1" office:value-type="float" office:value="1" calcext:value-type="float">
            <text:p>1</text:p>
          </table:table-cell>
          <table:table-cell table:formula="of:=[.K28]/[.O28]" office:value-type="float" office:value="1.56011822832138" calcext:value-type="float">
            <text:p>1.5601182283</text:p>
          </table:table-cell>
          <table:table-cell table:formula="of:=[.S28]/[.O28]" office:value-type="float" office:value="1.28778735337017" calcext:value-type="float">
            <text:p>1.2877873534</text:p>
          </table:table-cell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01945" calcext:value-type="float">
            <text:p>2401945</text:p>
          </table:table-cell>
          <table:table-cell office:value-type="float" office:value="142.464" calcext:value-type="float">
            <text:p>142.464</text:p>
          </table:table-cell>
          <table:table-cell office:value-type="float" office:value="61.1331" calcext:value-type="float">
            <text:p>61.1331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416107" calcext:value-type="float">
            <text:p>0.416107</text:p>
          </table:table-cell>
          <table:table-cell office:value-type="string" calcext:value-type="string">
            <text:p><text:s/>row split</text:p>
          </table:table-cell>
          <table:table-cell office:value-type="float" office:value="1.90485" calcext:value-type="float">
            <text:p>1.90485</text:p>
          </table:table-cell>
          <table:table-cell office:value-type="float" office:value="161.403" calcext:value-type="float">
            <text:p>161.403</text:p>
          </table:table-cell>
          <table:table-cell office:value-type="float" office:value="14.6548" calcext:value-type="float">
            <text:p>14.6548</text:p>
          </table:table-cell>
          <table:table-cell office:value-type="string" calcext:value-type="string">
            <text:p><text:s/>cusparse</text:p>
          </table:table-cell>
          <table:table-cell office:value-type="float" office:value="3.55977" calcext:value-type="float">
            <text:p>3.55977</text:p>
          </table:table-cell>
          <table:table-cell office:value-type="float" office:value="86.3677" calcext:value-type="float">
            <text:p>86.3677</text:p>
          </table:table-cell>
          <table:table-cell office:value-type="float" office:value="7.8419" calcext:value-type="float">
            <text:p>7.8419</text:p>
          </table:table-cell>
          <table:table-cell office:value-type="string" calcext:value-type="string">
            <text:p><text:s/>cusparse2</text:p>
          </table:table-cell>
          <table:table-cell office:value-type="float" office:value="3.24239" calcext:value-type="float">
            <text:p>3.24239</text:p>
          </table:table-cell>
          <table:table-cell office:value-type="float" office:value="94.8217" calcext:value-type="float">
            <text:p>94.8217</text:p>
          </table:table-cell>
          <table:table-cell office:value-type="float" office:value="8.60949" calcext:value-type="float">
            <text:p>8.60949</text:p>
          </table:table-cell>
          <table:table-cell table:formula="of:=1" office:value-type="float" office:value="1" calcext:value-type="float">
            <text:p>1</text:p>
          </table:table-cell>
          <table:table-cell table:formula="of:=[.K29]/[.O29]" office:value-type="float" office:value="1.86878891066915" calcext:value-type="float">
            <text:p>1.8687889107</text:p>
          </table:table-cell>
          <table:table-cell table:formula="of:=[.S29]/[.O29]" office:value-type="float" office:value="1.09788381536153" calcext:value-type="float">
            <text:p>1.0978838154</text:p>
          </table:table-cell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3" calcext:value-type="float">
            <text:p>111.023</text:p>
          </table:table-cell>
          <table:table-cell office:value-type="float" office:value="49.2975" calcext:value-type="float">
            <text:p>49.297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string" calcext:value-type="string">
            <text:p><text:s/>row split</text:p>
          </table:table-cell>
          <table:table-cell office:value-type="float" office:value="7.48263" calcext:value-type="float">
            <text:p>7.48263</text:p>
          </table:table-cell>
          <table:table-cell office:value-type="float" office:value="41.7745" calcext:value-type="float">
            <text:p>41.7745</text:p>
          </table:table-cell>
          <table:table-cell office:value-type="float" office:value="4.12774" calcext:value-type="float">
            <text:p>4.12774</text:p>
          </table:table-cell>
          <table:table-cell office:value-type="string" calcext:value-type="string">
            <text:p><text:s/>cusparse</text:p>
          </table:table-cell>
          <table:table-cell office:value-type="float" office:value="12.4913" calcext:value-type="float">
            <text:p>12.4913</text:p>
          </table:table-cell>
          <table:table-cell office:value-type="float" office:value="25.0241" calcext:value-type="float">
            <text:p>25.0241</text:p>
          </table:table-cell>
          <table:table-cell office:value-type="float" office:value="2.47263" calcext:value-type="float">
            <text:p>2.47263</text:p>
          </table:table-cell>
          <table:table-cell office:value-type="string" calcext:value-type="string">
            <text:p><text:s/>cusparse2</text:p>
          </table:table-cell>
          <table:table-cell office:value-type="float" office:value="4.82598" calcext:value-type="float">
            <text:p>4.82598</text:p>
          </table:table-cell>
          <table:table-cell office:value-type="float" office:value="64.7709" calcext:value-type="float">
            <text:p>64.7709</text:p>
          </table:table-cell>
          <table:table-cell office:value-type="float" office:value="6.40002" calcext:value-type="float">
            <text:p>6.40002</text:p>
          </table:table-cell>
          <table:table-cell table:formula="of:=1" office:value-type="float" office:value="1" calcext:value-type="float">
            <text:p>1</text:p>
          </table:table-cell>
          <table:table-cell table:formula="of:=[.K30]/[.O30]" office:value-type="float" office:value="1.66937072661954" calcext:value-type="float">
            <text:p>1.6693707266</text:p>
          </table:table-cell>
          <table:table-cell table:formula="of:=[.S30]/[.O30]" office:value-type="float" office:value="2.58834083943079" calcext:value-type="float">
            <text:p>2.5883408394</text:p>
          </table:table-cell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14569" calcext:value-type="float">
            <text:p>2014569</text:p>
          </table:table-cell>
          <table:table-cell office:value-type="float" office:value="69.6504" calcext:value-type="float">
            <text:p>69.6504</text:p>
          </table:table-cell>
          <table:table-cell office:value-type="float" office:value="31.7231" calcext:value-type="float">
            <text:p>31.7231</text:p>
          </table:table-cell>
          <table:table-cell office:value-type="float" office:value="0.455462" calcext:value-type="float">
            <text:p>0.455462</text:p>
          </table:table-cell>
          <table:table-cell office:value-type="float" office:value="0.903853" calcext:value-type="float">
            <text:p>0.903853</text:p>
          </table:table-cell>
          <table:table-cell office:value-type="string" calcext:value-type="string">
            <text:p><text:s/>row split</text:p>
          </table:table-cell>
          <table:table-cell office:value-type="float" office:value="1.89601" calcext:value-type="float">
            <text:p>1.89601</text:p>
          </table:table-cell>
          <table:table-cell office:value-type="float" office:value="136.004" calcext:value-type="float">
            <text:p>136.004</text:p>
          </table:table-cell>
          <table:table-cell office:value-type="float" office:value="16.372" calcext:value-type="float">
            <text:p>16.372</text:p>
          </table:table-cell>
          <table:table-cell office:value-type="string" calcext:value-type="string">
            <text:p><text:s/>cusparse</text:p>
          </table:table-cell>
          <table:table-cell office:value-type="float" office:value="3.48466" calcext:value-type="float">
            <text:p>3.48466</text:p>
          </table:table-cell>
          <table:table-cell office:value-type="float" office:value="74" calcext:value-type="float">
            <text:p>74</text:p>
          </table:table-cell>
          <table:table-cell office:value-type="float" office:value="8.908" calcext:value-type="float">
            <text:p>8.908</text:p>
          </table:table-cell>
          <table:table-cell office:value-type="string" calcext:value-type="string">
            <text:p><text:s/>cusparse2</text:p>
          </table:table-cell>
          <table:table-cell office:value-type="float" office:value="2.82119" calcext:value-type="float">
            <text:p>2.82119</text:p>
          </table:table-cell>
          <table:table-cell office:value-type="float" office:value="91.403" calcext:value-type="float">
            <text:p>91.403</text:p>
          </table:table-cell>
          <table:table-cell office:value-type="float" office:value="11.0029" calcext:value-type="float">
            <text:p>11.0029</text:p>
          </table:table-cell>
          <table:table-cell table:formula="of:=1" office:value-type="float" office:value="1" calcext:value-type="float">
            <text:p>1</text:p>
          </table:table-cell>
          <table:table-cell table:formula="of:=[.K31]/[.O31]" office:value-type="float" office:value="1.83789189189189" calcext:value-type="float">
            <text:p>1.8378918919</text:p>
          </table:table-cell>
          <table:table-cell table:formula="of:=[.S31]/[.O31]" office:value-type="float" office:value="1.23517567567568" calcext:value-type="float">
            <text:p>1.2351756757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2.88606" calcext:value-type="float">
            <text:p>2.88606</text:p>
          </table:table-cell>
          <table:table-cell office:value-type="string" calcext:value-type="string">
            <text:p><text:s/>row split</text:p>
          </table:table-cell>
          <table:table-cell office:value-type="float" office:value="18.036" calcext:value-type="float">
            <text:p>18.036</text:p>
          </table:table-cell>
          <table:table-cell office:value-type="float" office:value="15.361" calcext:value-type="float">
            <text:p>15.361</text:p>
          </table:table-cell>
          <table:table-cell office:value-type="float" office:value="13.8788" calcext:value-type="float">
            <text:p>13.8788</text:p>
          </table:table-cell>
          <table:table-cell office:value-type="string" calcext:value-type="string">
            <text:p><text:s/>cusparse</text:p>
          </table:table-cell>
          <table:table-cell office:value-type="float" office:value="15.3265" calcext:value-type="float">
            <text:p>15.3265</text:p>
          </table:table-cell>
          <table:table-cell office:value-type="float" office:value="18.0766" calcext:value-type="float">
            <text:p>18.0766</text:p>
          </table:table-cell>
          <table:table-cell office:value-type="float" office:value="16.3323" calcext:value-type="float">
            <text:p>16.3323</text:p>
          </table:table-cell>
          <table:table-cell office:value-type="string" calcext:value-type="string">
            <text:p><text:s/>cusparse2</text:p>
          </table:table-cell>
          <table:table-cell office:value-type="float" office:value="7.24265" calcext:value-type="float">
            <text:p>7.24265</text:p>
          </table:table-cell>
          <table:table-cell office:value-type="float" office:value="38.2528" calcext:value-type="float">
            <text:p>38.2528</text:p>
          </table:table-cell>
          <table:table-cell office:value-type="float" office:value="34.5616" calcext:value-type="float">
            <text:p>34.5616</text:p>
          </table:table-cell>
          <table:table-cell table:formula="of:=1" office:value-type="float" office:value="1" calcext:value-type="float">
            <text:p>1</text:p>
          </table:table-cell>
          <table:table-cell table:formula="of:=[.K32]/[.O32]" office:value-type="float" office:value="0.849772634234314" calcext:value-type="float">
            <text:p>0.8497726342</text:p>
          </table:table-cell>
          <table:table-cell table:formula="of:=[.S32]/[.O32]" office:value-type="float" office:value="2.1161501609816" calcext:value-type="float">
            <text:p>2.116150161</text:p>
          </table:table-cell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4" calcext:value-type="float">
            <text:p>71.5954</text:p>
          </table:table-cell>
          <table:table-cell office:value-type="float" office:value="37.0664" calcext:value-type="float">
            <text:p>37.0664</text:p>
          </table:table-cell>
          <table:table-cell office:value-type="float" office:value="0.517721" calcext:value-type="float">
            <text:p>0.517721</text:p>
          </table:table-cell>
          <table:table-cell office:value-type="float" office:value="2.91847" calcext:value-type="float">
            <text:p>2.91847</text:p>
          </table:table-cell>
          <table:table-cell office:value-type="string" calcext:value-type="string">
            <text:p><text:s/>row split</text:p>
          </table:table-cell>
          <table:table-cell office:value-type="float" office:value="5.56812" calcext:value-type="float">
            <text:p>5.56812</text:p>
          </table:table-cell>
          <table:table-cell office:value-type="float" office:value="47.8395" calcext:value-type="float">
            <text:p>47.8395</text:p>
          </table:table-cell>
          <table:table-cell office:value-type="float" office:value="5.68362" calcext:value-type="float">
            <text:p>5.68362</text:p>
          </table:table-cell>
          <table:table-cell office:value-type="string" calcext:value-type="string">
            <text:p><text:s/>cusparse</text:p>
          </table:table-cell>
          <table:table-cell office:value-type="float" office:value="9.185" calcext:value-type="float">
            <text:p>9.185</text:p>
          </table:table-cell>
          <table:table-cell office:value-type="float" office:value="29.0012" calcext:value-type="float">
            <text:p>29.0012</text:p>
          </table:table-cell>
          <table:table-cell office:value-type="float" office:value="3.44552" calcext:value-type="float">
            <text:p>3.44552</text:p>
          </table:table-cell>
          <table:table-cell office:value-type="string" calcext:value-type="string">
            <text:p><text:s/>cusparse2</text:p>
          </table:table-cell>
          <table:table-cell office:value-type="float" office:value="3.43636" calcext:value-type="float">
            <text:p>3.43636</text:p>
          </table:table-cell>
          <table:table-cell office:value-type="float" office:value="77.517" calcext:value-type="float">
            <text:p>77.517</text:p>
          </table:table-cell>
          <table:table-cell office:value-type="float" office:value="9.20949" calcext:value-type="float">
            <text:p>9.20949</text:p>
          </table:table-cell>
          <table:table-cell table:formula="of:=1" office:value-type="float" office:value="1" calcext:value-type="float">
            <text:p>1</text:p>
          </table:table-cell>
          <table:table-cell table:formula="of:=[.K33]/[.O33]" office:value-type="float" office:value="1.64956967297905" calcext:value-type="float">
            <text:p>1.649569673</text:p>
          </table:table-cell>
          <table:table-cell table:formula="of:=[.S33]/[.O33]" office:value-type="float" office:value="2.6728893976801" calcext:value-type="float">
            <text:p>2.6728893977</text:p>
          </table:table-cell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600743" calcext:value-type="float">
            <text:p>2600743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0.518756" calcext:value-type="float">
            <text:p>0.518756</text:p>
          </table:table-cell>
          <table:table-cell office:value-type="float" office:value="2.25891" calcext:value-type="float">
            <text:p>2.25891</text:p>
          </table:table-cell>
          <table:table-cell office:value-type="string" calcext:value-type="string">
            <text:p><text:s/>row split</text:p>
          </table:table-cell>
          <table:table-cell office:value-type="float" office:value="4.76525" calcext:value-type="float">
            <text:p>4.76525</text:p>
          </table:table-cell>
          <table:table-cell office:value-type="float" office:value="69.8589" calcext:value-type="float">
            <text:p>69.8589</text:p>
          </table:table-cell>
          <table:table-cell office:value-type="float" office:value="15.8916" calcext:value-type="float">
            <text:p>15.8916</text:p>
          </table:table-cell>
          <table:table-cell office:value-type="string" calcext:value-type="string">
            <text:p><text:s/>cusparse</text:p>
          </table:table-cell>
          <table:table-cell office:value-type="float" office:value="8.06124" calcext:value-type="float">
            <text:p>8.06124</text:p>
          </table:table-cell>
          <table:table-cell office:value-type="float" office:value="41.2958" calcext:value-type="float">
            <text:p>41.2958</text:p>
          </table:table-cell>
          <table:table-cell office:value-type="float" office:value="9.39402" calcext:value-type="float">
            <text:p>9.39402</text:p>
          </table:table-cell>
          <table:table-cell office:value-type="string" calcext:value-type="string">
            <text:p><text:s/>cusparse2</text:p>
          </table:table-cell>
          <table:table-cell office:value-type="float" office:value="5.19129" calcext:value-type="float">
            <text:p>5.19129</text:p>
          </table:table-cell>
          <table:table-cell office:value-type="float" office:value="64.1257" calcext:value-type="float">
            <text:p>64.1257</text:p>
          </table:table-cell>
          <table:table-cell office:value-type="float" office:value="14.5874" calcext:value-type="float">
            <text:p>14.5874</text:p>
          </table:table-cell>
          <table:table-cell table:formula="of:=1" office:value-type="float" office:value="1" calcext:value-type="float">
            <text:p>1</text:p>
          </table:table-cell>
          <table:table-cell table:formula="of:=[.K34]/[.O34]" office:value-type="float" office:value="1.6916708236673" calcext:value-type="float">
            <text:p>1.6916708237</text:p>
          </table:table-cell>
          <table:table-cell table:formula="of:=[.S34]/[.O34]" office:value-type="float" office:value="1.55283830316885" calcext:value-type="float">
            <text:p>1.5528383032</text:p>
          </table:table-cell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6" calcext:value-type="float">
            <text:p>25.6576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0.527664" calcext:value-type="float">
            <text:p>0.527664</text:p>
          </table:table-cell>
          <table:table-cell office:value-type="float" office:value="8.85552" calcext:value-type="float">
            <text:p>8.85552</text:p>
          </table:table-cell>
          <table:table-cell office:value-type="string" calcext:value-type="string">
            <text:p><text:s/>row split</text:p>
          </table:table-cell>
          <table:table-cell office:value-type="float" office:value="13.147" calcext:value-type="float">
            <text:p>13.147</text:p>
          </table:table-cell>
          <table:table-cell office:value-type="float" office:value="26.2428" calcext:value-type="float">
            <text:p>26.2428</text:p>
          </table:table-cell>
          <table:table-cell office:value-type="float" office:value="5.76337" calcext:value-type="float">
            <text:p>5.76337</text:p>
          </table:table-cell>
          <table:table-cell office:value-type="string" calcext:value-type="string">
            <text:p><text:s/>cusparse</text:p>
          </table:table-cell>
          <table:table-cell office:value-type="float" office:value="74.1563" calcext:value-type="float">
            <text:p>74.1563</text:p>
          </table:table-cell>
          <table:table-cell office:value-type="float" office:value="4.65254" calcext:value-type="float">
            <text:p>4.65254</text:p>
          </table:table-cell>
          <table:table-cell office:value-type="float" office:value="1.02178" calcext:value-type="float">
            <text:p>1.02178</text:p>
          </table:table-cell>
          <table:table-cell office:value-type="string" calcext:value-type="string">
            <text:p><text:s/>cusparse2</text:p>
          </table:table-cell>
          <table:table-cell office:value-type="float" office:value="5.52698" calcext:value-type="float">
            <text:p>5.52698</text:p>
          </table:table-cell>
          <table:table-cell office:value-type="float" office:value="62.4238" calcext:value-type="float">
            <text:p>62.4238</text:p>
          </table:table-cell>
          <table:table-cell office:value-type="float" office:value="13.7094" calcext:value-type="float">
            <text:p>13.7094</text:p>
          </table:table-cell>
          <table:table-cell table:formula="of:=1" office:value-type="float" office:value="1" calcext:value-type="float">
            <text:p>1</text:p>
          </table:table-cell>
          <table:table-cell table:formula="of:=[.K35]/[.O35]" office:value-type="float" office:value="5.64053183852261" calcext:value-type="float">
            <text:p>5.6405318385</text:p>
          </table:table-cell>
          <table:table-cell table:formula="of:=[.S35]/[.O35]" office:value-type="float" office:value="13.4171441836072" calcext:value-type="float">
            <text:p>13.4171441836</text:p>
          </table:table-cell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3" calcext:value-type="float">
            <text:p>27.7373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2.59102" calcext:value-type="float">
            <text:p>2.59102</text:p>
          </table:table-cell>
          <table:table-cell office:value-type="string" calcext:value-type="string">
            <text:p><text:s/>row split</text:p>
          </table:table-cell>
          <table:table-cell office:value-type="float" office:value="8.05475" calcext:value-type="float">
            <text:p>8.05475</text:p>
          </table:table-cell>
          <table:table-cell office:value-type="float" office:value="37.7409" calcext:value-type="float">
            <text:p>37.7409</text:p>
          </table:table-cell>
          <table:table-cell office:value-type="float" office:value="7.84396" calcext:value-type="float">
            <text:p>7.84396</text:p>
          </table:table-cell>
          <table:table-cell office:value-type="string" calcext:value-type="string">
            <text:p><text:s/>cusparse</text:p>
          </table:table-cell>
          <table:table-cell office:value-type="float" office:value="20.8364" calcext:value-type="float">
            <text:p>20.8364</text:p>
          </table:table-cell>
          <table:table-cell office:value-type="float" office:value="14.5896" calcext:value-type="float">
            <text:p>14.5896</text:p>
          </table:table-cell>
          <table:table-cell office:value-type="float" office:value="3.03225" calcext:value-type="float">
            <text:p>3.03225</text:p>
          </table:table-cell>
          <table:table-cell office:value-type="string" calcext:value-type="string">
            <text:p><text:s/>cusparse2</text:p>
          </table:table-cell>
          <table:table-cell office:value-type="float" office:value="4.27032" calcext:value-type="float">
            <text:p>4.27032</text:p>
          </table:table-cell>
          <table:table-cell office:value-type="float" office:value="71.1876" calcext:value-type="float">
            <text:p>71.1876</text:p>
          </table:table-cell>
          <table:table-cell office:value-type="float" office:value="14.7954" calcext:value-type="float">
            <text:p>14.7954</text:p>
          </table:table-cell>
          <table:table-cell table:formula="of:=1" office:value-type="float" office:value="1" calcext:value-type="float">
            <text:p>1</text:p>
          </table:table-cell>
          <table:table-cell table:formula="of:=[.K36]/[.O36]" office:value-type="float" office:value="2.58683582826123" calcext:value-type="float">
            <text:p>2.5868358283</text:p>
          </table:table-cell>
          <table:table-cell table:formula="of:=[.S36]/[.O36]" office:value-type="float" office:value="4.87933870702418" calcext:value-type="float">
            <text:p>4.879338707</text:p>
          </table:table-cell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65" calcext:value-type="float">
            <text:p>0.538965</text:p>
          </table:table-cell>
          <table:table-cell office:value-type="float" office:value="3.02077" calcext:value-type="float">
            <text:p>3.02077</text:p>
          </table:table-cell>
          <table:table-cell office:value-type="string" calcext:value-type="string">
            <text:p><text:s/>row split</text:p>
          </table:table-cell>
          <table:table-cell office:value-type="float" office:value="16.7702" calcext:value-type="float">
            <text:p>16.7702</text:p>
          </table:table-cell>
          <table:table-cell office:value-type="float" office:value="15.7114" calcext:value-type="float">
            <text:p>15.7114</text:p>
          </table:table-cell>
          <table:table-cell office:value-type="float" office:value="13.9524" calcext:value-type="float">
            <text:p>13.9524</text:p>
          </table:table-cell>
          <table:table-cell office:value-type="string" calcext:value-type="string">
            <text:p><text:s/>cusparse</text:p>
          </table:table-cell>
          <table:table-cell office:value-type="float" office:value="9.94434" calcext:value-type="float">
            <text:p>9.94434</text:p>
          </table:table-cell>
          <table:table-cell office:value-type="float" office:value="26.4958" calcext:value-type="float">
            <text:p>26.4958</text:p>
          </table:table-cell>
          <table:table-cell office:value-type="float" office:value="23.5295" calcext:value-type="float">
            <text:p>23.5295</text:p>
          </table:table-cell>
          <table:table-cell office:value-type="string" calcext:value-type="string">
            <text:p><text:s/>cusparse2</text:p>
          </table:table-cell>
          <table:table-cell office:value-type="float" office:value="6.91019" calcext:value-type="float">
            <text:p>6.91019</text:p>
          </table:table-cell>
          <table:table-cell office:value-type="float" office:value="38.1297" calcext:value-type="float">
            <text:p>38.1297</text:p>
          </table:table-cell>
          <table:table-cell office:value-type="float" office:value="33.8609" calcext:value-type="float">
            <text:p>33.8609</text:p>
          </table:table-cell>
          <table:table-cell table:formula="of:=1" office:value-type="float" office:value="1" calcext:value-type="float">
            <text:p>1</text:p>
          </table:table-cell>
          <table:table-cell table:formula="of:=[.K37]/[.O37]" office:value-type="float" office:value="0.592977000128322" calcext:value-type="float">
            <text:p>0.5929770001</text:p>
          </table:table-cell>
          <table:table-cell table:formula="of:=[.S37]/[.O37]" office:value-type="float" office:value="1.43908468511991" calcext:value-type="float">
            <text:p>1.4390846851</text:p>
          </table:table-cell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" calcext:value-type="float">
            <text:p>50.6886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91766" calcext:value-type="float">
            <text:p>0.91766</text:p>
          </table:table-cell>
          <table:table-cell office:value-type="string" calcext:value-type="string">
            <text:p><text:s/>row split</text:p>
          </table:table-cell>
          <table:table-cell office:value-type="float" office:value="2.69143" calcext:value-type="float">
            <text:p>2.69143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6.0357" calcext:value-type="float">
            <text:p>16.0357</text:p>
          </table:table-cell>
          <table:table-cell office:value-type="string" calcext:value-type="string">
            <text:p><text:s/>cusparse</text:p>
          </table:table-cell>
          <table:table-cell office:value-type="float" office:value="4.29717" calcext:value-type="float">
            <text:p>4.29717</text:p>
          </table:table-cell>
          <table:table-cell office:value-type="float" office:value="70.7145" calcext:value-type="float">
            <text:p>70.7145</text:p>
          </table:table-cell>
          <table:table-cell office:value-type="float" office:value="10.0436" calcext:value-type="float">
            <text:p>10.0436</text:p>
          </table:table-cell>
          <table:table-cell office:value-type="string" calcext:value-type="string">
            <text:p><text:s/>cusparse2</text:p>
          </table:table-cell>
          <table:table-cell office:value-type="float" office:value="3.4247" calcext:value-type="float">
            <text:p>3.4247</text:p>
          </table:table-cell>
          <table:table-cell office:value-type="float" office:value="88.7295" calcext:value-type="float">
            <text:p>88.7295</text:p>
          </table:table-cell>
          <table:table-cell office:value-type="float" office:value="12.6022" calcext:value-type="float">
            <text:p>12.6022</text:p>
          </table:table-cell>
          <table:table-cell table:formula="of:=1" office:value-type="float" office:value="1" calcext:value-type="float">
            <text:p>1</text:p>
          </table:table-cell>
          <table:table-cell table:formula="of:=[.K38]/[.O38]" office:value-type="float" office:value="1.59661738398773" calcext:value-type="float">
            <text:p>1.596617384</text:p>
          </table:table-cell>
          <table:table-cell table:formula="of:=[.S38]/[.O38]" office:value-type="float" office:value="1.25475680376726" calcext:value-type="float">
            <text:p>1.2547568038</text:p>
          </table:table-cell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6" calcext:value-type="float">
            <text:p>19.886</text:p>
          </table:table-cell>
          <table:table-cell office:value-type="float" office:value="0.572084" calcext:value-type="float">
            <text:p>0.572084</text:p>
          </table:table-cell>
          <table:table-cell office:value-type="float" office:value="159.375" calcext:value-type="float">
            <text:p>159.375</text:p>
          </table:table-cell>
          <table:table-cell office:value-type="string" calcext:value-type="string">
            <text:p><text:s/>row split</text:p>
          </table:table-cell>
          <table:table-cell office:value-type="float" office:value="9.62745" calcext:value-type="float">
            <text:p>9.62745</text:p>
          </table:table-cell>
          <table:table-cell office:value-type="float" office:value="70.8139" calcext:value-type="float">
            <text:p>70.8139</text:p>
          </table:table-cell>
          <table:table-cell office:value-type="float" office:value="12.6383" calcext:value-type="float">
            <text:p>12.6383</text:p>
          </table:table-cell>
          <table:table-cell office:value-type="string" calcext:value-type="string">
            <text:p><text:s/>cusparse</text:p>
          </table:table-cell>
          <table:table-cell office:value-type="float" office:value="16.2164" calcext:value-type="float">
            <text:p>16.2164</text:p>
          </table:table-cell>
          <table:table-cell office:value-type="float" office:value="42.0413" calcext:value-type="float">
            <text:p>42.0413</text:p>
          </table:table-cell>
          <table:table-cell office:value-type="float" office:value="7.50319" calcext:value-type="float">
            <text:p>7.50319</text:p>
          </table:table-cell>
          <table:table-cell office:value-type="string" calcext:value-type="string">
            <text:p><text:s/>cusparse2</text:p>
          </table:table-cell>
          <table:table-cell office:value-type="float" office:value="8.89318" calcext:value-type="float">
            <text:p>8.89318</text:p>
          </table:table-cell>
          <table:table-cell office:value-type="float" office:value="76.6607" calcext:value-type="float">
            <text:p>76.6607</text:p>
          </table:table-cell>
          <table:table-cell office:value-type="float" office:value="13.6818" calcext:value-type="float">
            <text:p>13.6818</text:p>
          </table:table-cell>
          <table:table-cell table:formula="of:=1" office:value-type="float" office:value="1" calcext:value-type="float">
            <text:p>1</text:p>
          </table:table-cell>
          <table:table-cell table:formula="of:=[.K39]/[.O39]" office:value-type="float" office:value="1.68438892232162" calcext:value-type="float">
            <text:p>1.6843889223</text:p>
          </table:table-cell>
          <table:table-cell table:formula="of:=[.S39]/[.O39]" office:value-type="float" office:value="1.82346169124171" calcext:value-type="float">
            <text:p>1.8234616912</text:p>
          </table:table-cell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262" calcext:value-type="float">
            <text:p>9.79262</text:p>
          </table:table-cell>
          <table:table-cell office:value-type="float" office:value="70.7976" calcext:value-type="float">
            <text:p>70.7976</text:p>
          </table:table-cell>
          <table:table-cell office:value-type="float" office:value="12.6409" calcext:value-type="float">
            <text:p>12.6409</text:p>
          </table:table-cell>
          <table:table-cell office:value-type="string" calcext:value-type="string">
            <text:p><text:s/>cusparse</text:p>
          </table:table-cell>
          <table:table-cell office:value-type="float" office:value="16.419" calcext:value-type="float">
            <text:p>16.419</text:p>
          </table:table-cell>
          <table:table-cell office:value-type="float" office:value="42.2251" calcext:value-type="float">
            <text:p>42.2251</text:p>
          </table:table-cell>
          <table:table-cell office:value-type="float" office:value="7.53929" calcext:value-type="float">
            <text:p>7.53929</text:p>
          </table:table-cell>
          <table:table-cell office:value-type="string" calcext:value-type="string">
            <text:p><text:s/>cusparse2</text:p>
          </table:table-cell>
          <table:table-cell office:value-type="float" office:value="9.04513" calcext:value-type="float">
            <text:p>9.04513</text:p>
          </table:table-cell>
          <table:table-cell office:value-type="float" office:value="76.6483" calcext:value-type="float">
            <text:p>76.6483</text:p>
          </table:table-cell>
          <table:table-cell office:value-type="float" office:value="13.6856" calcext:value-type="float">
            <text:p>13.6856</text:p>
          </table:table-cell>
          <table:table-cell table:formula="of:=1" office:value-type="float" office:value="1" calcext:value-type="float">
            <text:p>1</text:p>
          </table:table-cell>
          <table:table-cell table:formula="of:=[.K40]/[.O40]" office:value-type="float" office:value="1.67667098479341" calcext:value-type="float">
            <text:p>1.6766709848</text:p>
          </table:table-cell>
          <table:table-cell table:formula="of:=[.S40]/[.O40]" office:value-type="float" office:value="1.81523075137774" calcext:value-type="float">
            <text:p>1.8152307514</text:p>
          </table:table-cell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333" calcext:value-type="float">
            <text:p>9.79333</text:p>
          </table:table-cell>
          <table:table-cell office:value-type="float" office:value="70.7924" calcext:value-type="float">
            <text:p>70.7924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<text:s/>cusparse</text:p>
          </table:table-cell>
          <table:table-cell office:value-type="float" office:value="16.4197" calcext:value-type="float">
            <text:p>16.4197</text:p>
          </table:table-cell>
          <table:table-cell office:value-type="float" office:value="42.2234" calcext:value-type="float">
            <text:p>42.2234</text:p>
          </table:table-cell>
          <table:table-cell office:value-type="float" office:value="7.53899" calcext:value-type="float">
            <text:p>7.53899</text:p>
          </table:table-cell>
          <table:table-cell office:value-type="string" calcext:value-type="string">
            <text:p><text:s/>cusparse2</text:p>
          </table:table-cell>
          <table:table-cell office:value-type="float" office:value="9.05202" calcext:value-type="float">
            <text:p>9.05202</text:p>
          </table:table-cell>
          <table:table-cell office:value-type="float" office:value="76.59" calcext:value-type="float">
            <text:p>76.59</text:p>
          </table:table-cell>
          <table:table-cell office:value-type="float" office:value="13.6751" calcext:value-type="float">
            <text:p>13.6751</text:p>
          </table:table-cell>
          <table:table-cell table:formula="of:=1" office:value-type="float" office:value="1" calcext:value-type="float">
            <text:p>1</text:p>
          </table:table-cell>
          <table:table-cell table:formula="of:=[.K41]/[.O41]" office:value-type="float" office:value="1.67661533651956" calcext:value-type="float">
            <text:p>1.6766153365</text:p>
          </table:table-cell>
          <table:table-cell table:formula="of:=[.S41]/[.O41]" office:value-type="float" office:value="1.81392308530341" calcext:value-type="float">
            <text:p>1.8139230853</text:p>
          </table:table-cell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91" calcext:value-type="float">
            <text:p>9.7991</text:p>
          </table:table-cell>
          <table:table-cell office:value-type="float" office:value="70.7508" calcext:value-type="float">
            <text:p>70.7508</text:p>
          </table:table-cell>
          <table:table-cell office:value-type="float" office:value="12.6326" calcext:value-type="float">
            <text:p>12.6326</text:p>
          </table:table-cell>
          <table:table-cell office:value-type="string" calcext:value-type="string">
            <text:p><text:s/>cusparse</text:p>
          </table:table-cell>
          <table:table-cell office:value-type="float" office:value="16.4254" calcext:value-type="float">
            <text:p>16.4254</text:p>
          </table:table-cell>
          <table:table-cell office:value-type="float" office:value="42.2087" calcext:value-type="float">
            <text:p>42.2087</text:p>
          </table:table-cell>
          <table:table-cell office:value-type="float" office:value="7.53637" calcext:value-type="float">
            <text:p>7.53637</text:p>
          </table:table-cell>
          <table:table-cell office:value-type="string" calcext:value-type="string">
            <text:p><text:s/>cusparse2</text:p>
          </table:table-cell>
          <table:table-cell office:value-type="float" office:value="9.05334" calcext:value-type="float">
            <text:p>9.05334</text:p>
          </table:table-cell>
          <table:table-cell office:value-type="float" office:value="76.5788" calcext:value-type="float">
            <text:p>76.5788</text:p>
          </table:table-cell>
          <table:table-cell office:value-type="float" office:value="13.6731" calcext:value-type="float">
            <text:p>13.6731</text:p>
          </table:table-cell>
          <table:table-cell table:formula="of:=1" office:value-type="float" office:value="1" calcext:value-type="float">
            <text:p>1</text:p>
          </table:table-cell>
          <table:table-cell table:formula="of:=[.K42]/[.O42]" office:value-type="float" office:value="1.67621367158903" calcext:value-type="float">
            <text:p>1.6762136716</text:p>
          </table:table-cell>
          <table:table-cell table:formula="of:=[.S42]/[.O42]" office:value-type="float" office:value="1.81428947112799" calcext:value-type="float">
            <text:p>1.8142894711</text:p>
          </table:table-cell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527" calcext:value-type="float">
            <text:p>9.79527</text:p>
          </table:table-cell>
          <table:table-cell office:value-type="float" office:value="70.7784" calcext:value-type="float">
            <text:p>70.7784</text:p>
          </table:table-cell>
          <table:table-cell office:value-type="float" office:value="12.6375" calcext:value-type="float">
            <text:p>12.6375</text:p>
          </table:table-cell>
          <table:table-cell office:value-type="string" calcext:value-type="string">
            <text:p><text:s/>cusparse</text:p>
          </table:table-cell>
          <table:table-cell office:value-type="float" office:value="16.4225" calcext:value-type="float">
            <text:p>16.4225</text:p>
          </table:table-cell>
          <table:table-cell office:value-type="float" office:value="42.2161" calcext:value-type="float">
            <text:p>42.2161</text:p>
          </table:table-cell>
          <table:table-cell office:value-type="float" office:value="7.53769" calcext:value-type="float">
            <text:p>7.53769</text:p>
          </table:table-cell>
          <table:table-cell office:value-type="string" calcext:value-type="string">
            <text:p><text:s/>cusparse2</text:p>
          </table:table-cell>
          <table:table-cell office:value-type="float" office:value="9.0459" calcext:value-type="float">
            <text:p>9.0459</text:p>
          </table:table-cell>
          <table:table-cell office:value-type="float" office:value="76.6417" calcext:value-type="float">
            <text:p>76.6417</text:p>
          </table:table-cell>
          <table:table-cell office:value-type="float" office:value="13.6844" calcext:value-type="float">
            <text:p>13.6844</text:p>
          </table:table-cell>
          <table:table-cell table:formula="of:=1" office:value-type="float" office:value="1" calcext:value-type="float">
            <text:p>1</text:p>
          </table:table-cell>
          <table:table-cell table:formula="of:=[.K43]/[.O43]" office:value-type="float" office:value="1.67657362949207" calcext:value-type="float">
            <text:p>1.6765736295</text:p>
          </table:table-cell>
          <table:table-cell table:formula="of:=[.S43]/[.O43]" office:value-type="float" office:value="1.81546139979771" calcext:value-type="float">
            <text:p>1.8154613998</text:p>
          </table:table-cell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746" calcext:value-type="float">
            <text:p>9.79746</text:p>
          </table:table-cell>
          <table:table-cell office:value-type="float" office:value="70.7626" calcext:value-type="float">
            <text:p>70.7626</text:p>
          </table:table-cell>
          <table:table-cell office:value-type="float" office:value="12.6347" calcext:value-type="float">
            <text:p>12.6347</text:p>
          </table:table-cell>
          <table:table-cell office:value-type="string" calcext:value-type="string">
            <text:p><text:s/>cusparse</text:p>
          </table:table-cell>
          <table:table-cell office:value-type="float" office:value="16.4291" calcext:value-type="float">
            <text:p>16.4291</text:p>
          </table:table-cell>
          <table:table-cell office:value-type="float" office:value="42.1991" calcext:value-type="float">
            <text:p>42.1991</text:p>
          </table:table-cell>
          <table:table-cell office:value-type="float" office:value="7.53465" calcext:value-type="float">
            <text:p>7.53465</text:p>
          </table:table-cell>
          <table:table-cell office:value-type="string" calcext:value-type="string">
            <text:p><text:s/>cusparse2</text:p>
          </table:table-cell>
          <table:table-cell office:value-type="float" office:value="9.05102" calcext:value-type="float">
            <text:p>9.05102</text:p>
          </table:table-cell>
          <table:table-cell office:value-type="float" office:value="76.5984" calcext:value-type="float">
            <text:p>76.5984</text:p>
          </table:table-cell>
          <table:table-cell office:value-type="float" office:value="13.6767" calcext:value-type="float">
            <text:p>13.6767</text:p>
          </table:table-cell>
          <table:table-cell table:formula="of:=1" office:value-type="float" office:value="1" calcext:value-type="float">
            <text:p>1</text:p>
          </table:table-cell>
          <table:table-cell table:formula="of:=[.K44]/[.O44]" office:value-type="float" office:value="1.67687462528822" calcext:value-type="float">
            <text:p>1.6768746253</text:p>
          </table:table-cell>
          <table:table-cell table:formula="of:=[.S44]/[.O44]" office:value-type="float" office:value="1.81516667417078" calcext:value-type="float">
            <text:p>1.8151666742</text:p>
          </table:table-cell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9.79337" calcext:value-type="float">
            <text:p>9.79337</text:p>
          </table:table-cell>
          <table:table-cell office:value-type="float" office:value="70.7921" calcext:value-type="float">
            <text:p>70.7921</text:p>
          </table:table-cell>
          <table:table-cell office:value-type="float" office:value="12.6399" calcext:value-type="float">
            <text:p>12.6399</text:p>
          </table:table-cell>
          <table:table-cell office:value-type="string" calcext:value-type="string">
            <text:p><text:s/>cusparse</text:p>
          </table:table-cell>
          <table:table-cell office:value-type="float" office:value="16.4209" calcext:value-type="float">
            <text:p>16.4209</text:p>
          </table:table-cell>
          <table:table-cell office:value-type="float" office:value="42.2201" calcext:value-type="float">
            <text:p>42.2201</text:p>
          </table:table-cell>
          <table:table-cell office:value-type="float" office:value="7.5384" calcext:value-type="float">
            <text:p>7.5384</text:p>
          </table:table-cell>
          <table:table-cell office:value-type="string" calcext:value-type="string">
            <text:p><text:s/>cusparse2</text:p>
          </table:table-cell>
          <table:table-cell office:value-type="float" office:value="9.04948" calcext:value-type="float">
            <text:p>9.04948</text:p>
          </table:table-cell>
          <table:table-cell office:value-type="float" office:value="76.6115" calcext:value-type="float">
            <text:p>76.6115</text:p>
          </table:table-cell>
          <table:table-cell office:value-type="float" office:value="13.679" calcext:value-type="float">
            <text:p>13.679</text:p>
          </table:table-cell>
          <table:table-cell table:formula="of:=1" office:value-type="float" office:value="1" calcext:value-type="float">
            <text:p>1</text:p>
          </table:table-cell>
          <table:table-cell table:formula="of:=[.K45]/[.O45]" office:value-type="float" office:value="1.67673927821109" calcext:value-type="float">
            <text:p>1.6767392782</text:p>
          </table:table-cell>
          <table:table-cell table:formula="of:=[.S45]/[.O45]" office:value-type="float" office:value="1.81457410096139" calcext:value-type="float">
            <text:p>1.814574101</text:p>
          </table:table-cell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524489" calcext:value-type="float">
            <text:p>2524489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0.648984" calcext:value-type="float">
            <text:p>0.648984</text:p>
          </table:table-cell>
          <table:table-cell office:value-type="float" office:value="0.512183" calcext:value-type="float">
            <text:p>0.512183</text:p>
          </table:table-cell>
          <table:table-cell office:value-type="string" calcext:value-type="string">
            <text:p><text:s/>row split</text:p>
          </table:table-cell>
          <table:table-cell office:value-type="float" office:value="6.43217" calcext:value-type="float">
            <text:p>6.43217</text:p>
          </table:table-cell>
          <table:table-cell office:value-type="float" office:value="50.2373" calcext:value-type="float">
            <text:p>50.2373</text:p>
          </table:table-cell>
          <table:table-cell office:value-type="float" office:value="12.8621" calcext:value-type="float">
            <text:p>12.8621</text:p>
          </table:table-cell>
          <table:table-cell office:value-type="string" calcext:value-type="string">
            <text:p><text:s/>cusparse</text:p>
          </table:table-cell>
          <table:table-cell office:value-type="float" office:value="10.6934" calcext:value-type="float">
            <text:p>10.6934</text:p>
          </table:table-cell>
          <table:table-cell office:value-type="float" office:value="30.218" calcext:value-type="float">
            <text:p>30.218</text:p>
          </table:table-cell>
          <table:table-cell office:value-type="float" office:value="7.73661" calcext:value-type="float">
            <text:p>7.73661</text:p>
          </table:table-cell>
          <table:table-cell office:value-type="string" calcext:value-type="string">
            <text:p><text:s/>cusparse2</text:p>
          </table:table-cell>
          <table:table-cell office:value-type="float" office:value="4.21414" calcext:value-type="float">
            <text:p>4.21414</text:p>
          </table:table-cell>
          <table:table-cell office:value-type="float" office:value="76.6786" calcext:value-type="float">
            <text:p>76.6786</text:p>
          </table:table-cell>
          <table:table-cell office:value-type="float" office:value="19.6318" calcext:value-type="float">
            <text:p>19.6318</text:p>
          </table:table-cell>
          <table:table-cell table:formula="of:=1" office:value-type="float" office:value="1" calcext:value-type="float">
            <text:p>1</text:p>
          </table:table-cell>
          <table:table-cell table:formula="of:=[.K46]/[.O46]" office:value-type="float" office:value="1.66249586339268" calcext:value-type="float">
            <text:p>1.6624958634</text:p>
          </table:table-cell>
          <table:table-cell table:formula="of:=[.S46]/[.O46]" office:value-type="float" office:value="2.53751406446489" calcext:value-type="float">
            <text:p>2.5375140645</text:p>
          </table:table-cell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4" calcext:value-type="float">
            <text:p>0.718714</text:p>
          </table:table-cell>
          <table:table-cell office:value-type="float" office:value="5.45913" calcext:value-type="float">
            <text:p>5.45913</text:p>
          </table:table-cell>
          <table:table-cell office:value-type="string" calcext:value-type="string">
            <text:p><text:s/>row split</text:p>
          </table:table-cell>
          <table:table-cell office:value-type="float" office:value="19.4122" calcext:value-type="float">
            <text:p>19.4122</text:p>
          </table:table-cell>
          <table:table-cell office:value-type="float" office:value="15.471" calcext:value-type="float">
            <text:p>15.471</text:p>
          </table:table-cell>
          <table:table-cell office:value-type="float" office:value="13.845" calcext:value-type="float">
            <text:p>13.845</text:p>
          </table:table-cell>
          <table:table-cell office:value-type="string" calcext:value-type="string">
            <text:p><text:s/>cusparse</text:p>
          </table:table-cell>
          <table:table-cell office:value-type="float" office:value="12.1731" calcext:value-type="float">
            <text:p>12.1731</text:p>
          </table:table-cell>
          <table:table-cell office:value-type="float" office:value="24.6713" calcext:value-type="float">
            <text:p>24.6713</text:p>
          </table:table-cell>
          <table:table-cell office:value-type="float" office:value="22.0784" calcext:value-type="float">
            <text:p>22.0784</text:p>
          </table:table-cell>
          <table:table-cell office:value-type="string" calcext:value-type="string">
            <text:p><text:s/>cusparse2</text:p>
          </table:table-cell>
          <table:table-cell office:value-type="float" office:value="8.55939" calcext:value-type="float">
            <text:p>8.55939</text:p>
          </table:table-cell>
          <table:table-cell office:value-type="float" office:value="35.0873" calcext:value-type="float">
            <text:p>35.0873</text:p>
          </table:table-cell>
          <table:table-cell office:value-type="float" office:value="31.3998" calcext:value-type="float">
            <text:p>31.3998</text:p>
          </table:table-cell>
          <table:table-cell table:formula="of:=1" office:value-type="float" office:value="1" calcext:value-type="float">
            <text:p>1</text:p>
          </table:table-cell>
          <table:table-cell table:formula="of:=[.K47]/[.O47]" office:value-type="float" office:value="0.627084912428611" calcext:value-type="float">
            <text:p>0.6270849124</text:p>
          </table:table-cell>
          <table:table-cell table:formula="of:=[.S47]/[.O47]" office:value-type="float" office:value="1.42219096683191" calcext:value-type="float">
            <text:p>1.4221909668</text:p>
          </table:table-cell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27332" calcext:value-type="float">
            <text:p>7.27332</text:p>
          </table:table-cell>
          <table:table-cell office:value-type="float" office:value="66.9637" calcext:value-type="float">
            <text:p>66.9637</text:p>
          </table:table-cell>
          <table:table-cell office:value-type="float" office:value="12.2073" calcext:value-type="float">
            <text:p>12.2073</text:p>
          </table:table-cell>
          <table:table-cell office:value-type="string" calcext:value-type="string">
            <text:p><text:s/>cusparse</text:p>
          </table:table-cell>
          <table:table-cell office:value-type="float" office:value="11.7603" calcext:value-type="float">
            <text:p>11.7603</text:p>
          </table:table-cell>
          <table:table-cell office:value-type="float" office:value="41.4145" calcext:value-type="float">
            <text:p>41.4145</text:p>
          </table:table-cell>
          <table:table-cell office:value-type="float" office:value="7.54977" calcext:value-type="float">
            <text:p>7.54977</text:p>
          </table:table-cell>
          <table:table-cell office:value-type="string" calcext:value-type="string">
            <text:p><text:s/>cusparse2</text:p>
          </table:table-cell>
          <table:table-cell office:value-type="float" office:value="6.35582" calcext:value-type="float">
            <text:p>6.35582</text:p>
          </table:table-cell>
          <table:table-cell office:value-type="float" office:value="76.6303" calcext:value-type="float">
            <text:p>76.6303</text:p>
          </table:table-cell>
          <table:table-cell office:value-type="float" office:value="13.9695" calcext:value-type="float">
            <text:p>13.9695</text:p>
          </table:table-cell>
          <table:table-cell table:formula="of:=1" office:value-type="float" office:value="1" calcext:value-type="float">
            <text:p>1</text:p>
          </table:table-cell>
          <table:table-cell table:formula="of:=[.K48]/[.O48]" office:value-type="float" office:value="1.61691436574147" calcext:value-type="float">
            <text:p>1.6169143657</text:p>
          </table:table-cell>
          <table:table-cell table:formula="of:=[.S48]/[.O48]" office:value-type="float" office:value="1.850325369134" calcext:value-type="float">
            <text:p>1.8503253691</text:p>
          </table:table-cell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2755" calcext:value-type="float">
            <text:p>7.2755</text:p>
          </table:table-cell>
          <table:table-cell office:value-type="float" office:value="66.9437" calcext:value-type="float">
            <text:p>66.9437</text:p>
          </table:table-cell>
          <table:table-cell office:value-type="float" office:value="12.2037" calcext:value-type="float">
            <text:p>12.2037</text:p>
          </table:table-cell>
          <table:table-cell office:value-type="string" calcext:value-type="string">
            <text:p><text:s/>cusparse</text:p>
          </table:table-cell>
          <table:table-cell office:value-type="float" office:value="11.7571" calcext:value-type="float">
            <text:p>11.7571</text:p>
          </table:table-cell>
          <table:table-cell office:value-type="float" office:value="41.4259" calcext:value-type="float">
            <text:p>41.4259</text:p>
          </table:table-cell>
          <table:table-cell office:value-type="float" office:value="7.55183" calcext:value-type="float">
            <text:p>7.55183</text:p>
          </table:table-cell>
          <table:table-cell office:value-type="string" calcext:value-type="string">
            <text:p><text:s/>cusparse2</text:p>
          </table:table-cell>
          <table:table-cell office:value-type="float" office:value="6.35432" calcext:value-type="float">
            <text:p>6.35432</text:p>
          </table:table-cell>
          <table:table-cell office:value-type="float" office:value="76.6484" calcext:value-type="float">
            <text:p>76.6484</text:p>
          </table:table-cell>
          <table:table-cell office:value-type="float" office:value="13.9728" calcext:value-type="float">
            <text:p>13.9728</text:p>
          </table:table-cell>
          <table:table-cell table:formula="of:=1" office:value-type="float" office:value="1" calcext:value-type="float">
            <text:p>1</text:p>
          </table:table-cell>
          <table:table-cell table:formula="of:=[.K49]/[.O49]" office:value-type="float" office:value="1.61598661706807" calcext:value-type="float">
            <text:p>1.6159866171</text:p>
          </table:table-cell>
          <table:table-cell table:formula="of:=[.S49]/[.O49]" office:value-type="float" office:value="1.85025310252765" calcext:value-type="float">
            <text:p>1.8502531025</text:p>
          </table:table-cell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27612" calcext:value-type="float">
            <text:p>7.27612</text:p>
          </table:table-cell>
          <table:table-cell office:value-type="float" office:value="66.938" calcext:value-type="float">
            <text:p>66.938</text:p>
          </table:table-cell>
          <table:table-cell office:value-type="float" office:value="12.2026" calcext:value-type="float">
            <text:p>12.2026</text:p>
          </table:table-cell>
          <table:table-cell office:value-type="string" calcext:value-type="string">
            <text:p><text:s/>cusparse</text:p>
          </table:table-cell>
          <table:table-cell office:value-type="float" office:value="11.764" calcext:value-type="float">
            <text:p>11.764</text:p>
          </table:table-cell>
          <table:table-cell office:value-type="float" office:value="41.4016" calcext:value-type="float">
            <text:p>41.4016</text:p>
          </table:table-cell>
          <table:table-cell office:value-type="float" office:value="7.5474" calcext:value-type="float">
            <text:p>7.5474</text:p>
          </table:table-cell>
          <table:table-cell office:value-type="string" calcext:value-type="string">
            <text:p><text:s/>cusparse2</text:p>
          </table:table-cell>
          <table:table-cell office:value-type="float" office:value="6.35956" calcext:value-type="float">
            <text:p>6.35956</text:p>
          </table:table-cell>
          <table:table-cell office:value-type="float" office:value="76.5853" calcext:value-type="float">
            <text:p>76.5853</text:p>
          </table:table-cell>
          <table:table-cell office:value-type="float" office:value="13.9613" calcext:value-type="float">
            <text:p>13.9613</text:p>
          </table:table-cell>
          <table:table-cell table:formula="of:=1" office:value-type="float" office:value="1" calcext:value-type="float">
            <text:p>1</text:p>
          </table:table-cell>
          <table:table-cell table:formula="of:=[.K50]/[.O50]" office:value-type="float" office:value="1.61679741845726" calcext:value-type="float">
            <text:p>1.6167974185</text:p>
          </table:table-cell>
          <table:table-cell table:formula="of:=[.S50]/[.O50]" office:value-type="float" office:value="1.84981498299583" calcext:value-type="float">
            <text:p>1.849814983</text:p>
          </table:table-cell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7.27634" calcext:value-type="float">
            <text:p>7.27634</text:p>
          </table:table-cell>
          <table:table-cell office:value-type="float" office:value="66.9359" calcext:value-type="float">
            <text:p>66.9359</text:p>
          </table:table-cell>
          <table:table-cell office:value-type="float" office:value="12.2023" calcext:value-type="float">
            <text:p>12.2023</text:p>
          </table:table-cell>
          <table:table-cell office:value-type="string" calcext:value-type="string">
            <text:p><text:s/>cusparse</text:p>
          </table:table-cell>
          <table:table-cell office:value-type="float" office:value="11.7581" calcext:value-type="float">
            <text:p>11.7581</text:p>
          </table:table-cell>
          <table:table-cell office:value-type="float" office:value="41.4225" calcext:value-type="float">
            <text:p>41.4225</text:p>
          </table:table-cell>
          <table:table-cell office:value-type="float" office:value="7.55122" calcext:value-type="float">
            <text:p>7.55122</text:p>
          </table:table-cell>
          <table:table-cell office:value-type="string" calcext:value-type="string">
            <text:p><text:s/>cusparse2</text:p>
          </table:table-cell>
          <table:table-cell office:value-type="float" office:value="6.35614" calcext:value-type="float">
            <text:p>6.35614</text:p>
          </table:table-cell>
          <table:table-cell office:value-type="float" office:value="76.6265" calcext:value-type="float">
            <text:p>76.6265</text:p>
          </table:table-cell>
          <table:table-cell office:value-type="float" office:value="13.9688" calcext:value-type="float">
            <text:p>13.9688</text:p>
          </table:table-cell>
          <table:table-cell table:formula="of:=1" office:value-type="float" office:value="1" calcext:value-type="float">
            <text:p>1</text:p>
          </table:table-cell>
          <table:table-cell table:formula="of:=[.K51]/[.O51]" office:value-type="float" office:value="1.61593095539864" calcext:value-type="float">
            <text:p>1.6159309554</text:p>
          </table:table-cell>
          <table:table-cell table:formula="of:=[.S51]/[.O51]" office:value-type="float" office:value="1.84987627497133" calcext:value-type="float">
            <text:p>1.849876275</text:p>
          </table:table-cell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625" calcext:value-type="float">
            <text:p>1.8625</text:p>
          </table:table-cell>
          <table:table-cell office:value-type="float" office:value="169.268" calcext:value-type="float">
            <text:p>169.268</text:p>
          </table:table-cell>
          <table:table-cell office:value-type="float" office:value="11.8431" calcext:value-type="float">
            <text:p>11.8431</text:p>
          </table:table-cell>
          <table:table-cell office:value-type="string" calcext:value-type="string">
            <text:p><text:s/>cusparse</text:p>
          </table:table-cell>
          <table:table-cell office:value-type="float" office:value="4.05577" calcext:value-type="float">
            <text:p>4.05577</text:p>
          </table:table-cell>
          <table:table-cell office:value-type="float" office:value="77.7313" calcext:value-type="float">
            <text:p>77.7313</text:p>
          </table:table-cell>
          <table:table-cell office:value-type="float" office:value="5.43861" calcext:value-type="float">
            <text:p>5.43861</text:p>
          </table:table-cell>
          <table:table-cell office:value-type="string" calcext:value-type="string">
            <text:p><text:s/>cusparse2</text:p>
          </table:table-cell>
          <table:table-cell office:value-type="float" office:value="3.14118" calcext:value-type="float">
            <text:p>3.14118</text:p>
          </table:table-cell>
          <table:table-cell office:value-type="float" office:value="100.363" calcext:value-type="float">
            <text:p>100.363</text:p>
          </table:table-cell>
          <table:table-cell office:value-type="float" office:value="7.02211" calcext:value-type="float">
            <text:p>7.02211</text:p>
          </table:table-cell>
          <table:table-cell table:formula="of:=1" office:value-type="float" office:value="1" calcext:value-type="float">
            <text:p>1</text:p>
          </table:table-cell>
          <table:table-cell table:formula="of:=[.K52]/[.O52]" office:value-type="float" office:value="2.17760413115437" calcext:value-type="float">
            <text:p>2.1776041312</text:p>
          </table:table-cell>
          <table:table-cell table:formula="of:=[.S52]/[.O52]" office:value-type="float" office:value="1.291152984705" calcext:value-type="float">
            <text:p>1.2911529847</text:p>
          </table:table-cell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81165" calcext:value-type="float">
            <text:p>1.81165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12.1755" calcext:value-type="float">
            <text:p>12.1755</text:p>
          </table:table-cell>
          <table:table-cell office:value-type="string" calcext:value-type="string">
            <text:p><text:s/>cusparse</text:p>
          </table:table-cell>
          <table:table-cell office:value-type="float" office:value="4.01261" calcext:value-type="float">
            <text:p>4.01261</text:p>
          </table:table-cell>
          <table:table-cell office:value-type="float" office:value="78.5673" calcext:value-type="float">
            <text:p>78.5673</text:p>
          </table:table-cell>
          <table:table-cell office:value-type="float" office:value="5.49711" calcext:value-type="float">
            <text:p>5.49711</text:p>
          </table:table-cell>
          <table:table-cell office:value-type="string" calcext:value-type="string">
            <text:p><text:s/>cusparse2</text:p>
          </table:table-cell>
          <table:table-cell office:value-type="float" office:value="3.12594" calcext:value-type="float">
            <text:p>3.12594</text:p>
          </table:table-cell>
          <table:table-cell office:value-type="float" office:value="100.853" calcext:value-type="float">
            <text:p>100.853</text:p>
          </table:table-cell>
          <table:table-cell office:value-type="float" office:value="7.05636" calcext:value-type="float">
            <text:p>7.05636</text:p>
          </table:table-cell>
          <table:table-cell table:formula="of:=1" office:value-type="float" office:value="1" calcext:value-type="float">
            <text:p>1</text:p>
          </table:table-cell>
          <table:table-cell table:formula="of:=[.K53]/[.O53]" office:value-type="float" office:value="2.21489092790512" calcext:value-type="float">
            <text:p>2.2148909279</text:p>
          </table:table-cell>
          <table:table-cell table:formula="of:=[.S53]/[.O53]" office:value-type="float" office:value="1.28365108639345" calcext:value-type="float">
            <text:p>1.2836510864</text:p>
          </table:table-cell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44692" calcext:value-type="float">
            <text:p>7.44692</text:p>
          </table:table-cell>
          <table:table-cell office:value-type="float" office:value="66.9925" calcext:value-type="float">
            <text:p>66.9925</text:p>
          </table:table-cell>
          <table:table-cell office:value-type="float" office:value="12.1987" calcext:value-type="float">
            <text:p>12.1987</text:p>
          </table:table-cell>
          <table:table-cell office:value-type="string" calcext:value-type="string">
            <text:p><text:s/>cusparse</text:p>
          </table:table-cell>
          <table:table-cell office:value-type="float" office:value="12.0474" calcext:value-type="float">
            <text:p>12.0474</text:p>
          </table:table-cell>
          <table:table-cell office:value-type="float" office:value="41.4104" calcext:value-type="float">
            <text:p>41.4104</text:p>
          </table:table-cell>
          <table:table-cell office:value-type="float" office:value="7.54047" calcext:value-type="float">
            <text:p>7.54047</text:p>
          </table:table-cell>
          <table:table-cell office:value-type="string" calcext:value-type="string">
            <text:p><text:s/>cusparse2</text:p>
          </table:table-cell>
          <table:table-cell office:value-type="float" office:value="6.51553" calcext:value-type="float">
            <text:p>6.51553</text:p>
          </table:table-cell>
          <table:table-cell office:value-type="float" office:value="76.569" calcext:value-type="float">
            <text:p>76.569</text:p>
          </table:table-cell>
          <table:table-cell office:value-type="float" office:value="13.9425" calcext:value-type="float">
            <text:p>13.9425</text:p>
          </table:table-cell>
          <table:table-cell table:formula="of:=1" office:value-type="float" office:value="1" calcext:value-type="float">
            <text:p>1</text:p>
          </table:table-cell>
          <table:table-cell table:formula="of:=[.K54]/[.O54]" office:value-type="float" office:value="1.61776993219095" calcext:value-type="float">
            <text:p>1.6177699322</text:p>
          </table:table-cell>
          <table:table-cell table:formula="of:=[.S54]/[.O54]" office:value-type="float" office:value="1.84902826343141" calcext:value-type="float">
            <text:p>1.8490282634</text:p>
          </table:table-cell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44592" calcext:value-type="float">
            <text:p>7.44592</text:p>
          </table:table-cell>
          <table:table-cell office:value-type="float" office:value="67.0014" calcext:value-type="float">
            <text:p>67.0014</text:p>
          </table:table-cell>
          <table:table-cell office:value-type="float" office:value="12.2004" calcext:value-type="float">
            <text:p>12.2004</text:p>
          </table:table-cell>
          <table:table-cell office:value-type="string" calcext:value-type="string">
            <text:p><text:s/>cusparse</text:p>
          </table:table-cell>
          <table:table-cell office:value-type="float" office:value="12.0455" calcext:value-type="float">
            <text:p>12.0455</text:p>
          </table:table-cell>
          <table:table-cell office:value-type="float" office:value="41.4169" calcext:value-type="float">
            <text:p>41.4169</text:p>
          </table:table-cell>
          <table:table-cell office:value-type="float" office:value="7.54166" calcext:value-type="float">
            <text:p>7.54166</text:p>
          </table:table-cell>
          <table:table-cell office:value-type="string" calcext:value-type="string">
            <text:p><text:s/>cusparse2</text:p>
          </table:table-cell>
          <table:table-cell office:value-type="float" office:value="6.51478" calcext:value-type="float">
            <text:p>6.51478</text:p>
          </table:table-cell>
          <table:table-cell office:value-type="float" office:value="76.5777" calcext:value-type="float">
            <text:p>76.5777</text:p>
          </table:table-cell>
          <table:table-cell office:value-type="float" office:value="13.9441" calcext:value-type="float">
            <text:p>13.9441</text:p>
          </table:table-cell>
          <table:table-cell table:formula="of:=1" office:value-type="float" office:value="1" calcext:value-type="float">
            <text:p>1</text:p>
          </table:table-cell>
          <table:table-cell table:formula="of:=[.K55]/[.O55]" office:value-type="float" office:value="1.6177309262644" calcext:value-type="float">
            <text:p>1.6177309263</text:p>
          </table:table-cell>
          <table:table-cell table:formula="of:=[.S55]/[.O55]" office:value-type="float" office:value="1.84894813469864" calcext:value-type="float">
            <text:p>1.8489481347</text:p>
          </table:table-cell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45055" calcext:value-type="float">
            <text:p>7.45055</text:p>
          </table:table-cell>
          <table:table-cell office:value-type="float" office:value="66.9598" calcext:value-type="float">
            <text:p>66.9598</text:p>
          </table:table-cell>
          <table:table-cell office:value-type="float" office:value="12.1928" calcext:value-type="float">
            <text:p>12.1928</text:p>
          </table:table-cell>
          <table:table-cell office:value-type="string" calcext:value-type="string">
            <text:p><text:s/>cusparse</text:p>
          </table:table-cell>
          <table:table-cell office:value-type="float" office:value="12.0572" calcext:value-type="float">
            <text:p>12.0572</text:p>
          </table:table-cell>
          <table:table-cell office:value-type="float" office:value="41.3768" calcext:value-type="float">
            <text:p>41.3768</text:p>
          </table:table-cell>
          <table:table-cell office:value-type="float" office:value="7.53435" calcext:value-type="float">
            <text:p>7.53435</text:p>
          </table:table-cell>
          <table:table-cell office:value-type="string" calcext:value-type="string">
            <text:p><text:s/>cusparse2</text:p>
          </table:table-cell>
          <table:table-cell office:value-type="float" office:value="6.51827" calcext:value-type="float">
            <text:p>6.51827</text:p>
          </table:table-cell>
          <table:table-cell office:value-type="float" office:value="76.5367" calcext:value-type="float">
            <text:p>76.5367</text:p>
          </table:table-cell>
          <table:table-cell office:value-type="float" office:value="13.9367" calcext:value-type="float">
            <text:p>13.9367</text:p>
          </table:table-cell>
          <table:table-cell table:formula="of:=1" office:value-type="float" office:value="1" calcext:value-type="float">
            <text:p>1</text:p>
          </table:table-cell>
          <table:table-cell table:formula="of:=[.K56]/[.O56]" office:value-type="float" office:value="1.61829334312948" calcext:value-type="float">
            <text:p>1.6182933431</text:p>
          </table:table-cell>
          <table:table-cell table:formula="of:=[.S56]/[.O56]" office:value-type="float" office:value="1.84974913478084" calcext:value-type="float">
            <text:p>1.8497491348</text:p>
          </table:table-cell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7.44472" calcext:value-type="float">
            <text:p>7.44472</text:p>
          </table:table-cell>
          <table:table-cell office:value-type="float" office:value="67.0122" calcext:value-type="float">
            <text:p>67.0122</text:p>
          </table:table-cell>
          <table:table-cell office:value-type="float" office:value="12.2023" calcext:value-type="float">
            <text:p>12.2023</text:p>
          </table:table-cell>
          <table:table-cell office:value-type="string" calcext:value-type="string">
            <text:p><text:s/>cusparse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41.4019" calcext:value-type="float">
            <text:p>41.4019</text:p>
          </table:table-cell>
          <table:table-cell office:value-type="float" office:value="7.53892" calcext:value-type="float">
            <text:p>7.53892</text:p>
          </table:table-cell>
          <table:table-cell office:value-type="string" calcext:value-type="string">
            <text:p><text:s/>cusparse2</text:p>
          </table:table-cell>
          <table:table-cell office:value-type="float" office:value="6.51381" calcext:value-type="float">
            <text:p>6.51381</text:p>
          </table:table-cell>
          <table:table-cell office:value-type="float" office:value="76.5892" calcext:value-type="float">
            <text:p>76.5892</text:p>
          </table:table-cell>
          <table:table-cell office:value-type="float" office:value="13.9462" calcext:value-type="float">
            <text:p>13.9462</text:p>
          </table:table-cell>
          <table:table-cell table:formula="of:=1" office:value-type="float" office:value="1" calcext:value-type="float">
            <text:p>1</text:p>
          </table:table-cell>
          <table:table-cell table:formula="of:=[.K57]/[.O57]" office:value-type="float" office:value="1.61857789135281" calcext:value-type="float">
            <text:p>1.6185778914</text:p>
          </table:table-cell>
          <table:table-cell table:formula="of:=[.S57]/[.O57]" office:value-type="float" office:value="1.84989577773001" calcext:value-type="float">
            <text:p>1.8498957777</text:p>
          </table:table-cell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03281" calcext:value-type="float">
            <text:p>2003281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57.8202" calcext:value-type="float">
            <text:p>57.8202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635015" calcext:value-type="float">
            <text:p>0.635015</text:p>
          </table:table-cell>
          <table:table-cell office:value-type="string" calcext:value-type="string">
            <text:p><text:s/>row split</text:p>
          </table:table-cell>
          <table:table-cell office:value-type="float" office:value="2.70784" calcext:value-type="float">
            <text:p>2.70784</text:p>
          </table:table-cell>
          <table:table-cell office:value-type="float" office:value="94.6955" calcext:value-type="float">
            <text:p>94.6955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<text:s/>cusparse</text:p>
          </table:table-cell>
          <table:table-cell office:value-type="float" office:value="4.12734" calcext:value-type="float">
            <text:p>4.12734</text:p>
          </table:table-cell>
          <table:table-cell office:value-type="float" office:value="62.1271" calcext:value-type="float">
            <text:p>62.1271</text:p>
          </table:table-cell>
          <table:table-cell office:value-type="float" office:value="7.62354" calcext:value-type="float">
            <text:p>7.62354</text:p>
          </table:table-cell>
          <table:table-cell office:value-type="string" calcext:value-type="string">
            <text:p><text:s/>cusparse2</text:p>
          </table:table-cell>
          <table:table-cell office:value-type="float" office:value="2.46779" calcext:value-type="float">
            <text:p>2.46779</text:p>
          </table:table-cell>
          <table:table-cell office:value-type="float" office:value="103.907" calcext:value-type="float">
            <text:p>103.907</text:p>
          </table:table-cell>
          <table:table-cell office:value-type="float" office:value="12.7503" calcext:value-type="float">
            <text:p>12.7503</text:p>
          </table:table-cell>
          <table:table-cell table:formula="of:=1" office:value-type="float" office:value="1" calcext:value-type="float">
            <text:p>1</text:p>
          </table:table-cell>
          <table:table-cell table:formula="of:=[.K58]/[.O58]" office:value-type="float" office:value="1.52422211884991" calcext:value-type="float">
            <text:p>1.5242221188</text:p>
          </table:table-cell>
          <table:table-cell table:formula="of:=[.S58]/[.O58]" office:value-type="float" office:value="1.67249074880366" calcext:value-type="float">
            <text:p>1.6724907488</text:p>
          </table:table-cell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40481" calcext:value-type="float">
            <text:p>2540481</text:p>
          </table:table-cell>
          <table:table-cell office:value-type="float" office:value="69.1852" calcext:value-type="float">
            <text:p>69.1852</text:p>
          </table:table-cell>
          <table:table-cell office:value-type="float" office:value="66.626" calcext:value-type="float">
            <text:p>66.626</text:p>
          </table:table-cell>
          <table:table-cell office:value-type="float" office:value="0.963009" calcext:value-type="float">
            <text:p>0.963009</text:p>
          </table:table-cell>
          <table:table-cell office:value-type="float" office:value="1.13804" calcext:value-type="float">
            <text:p>1.13804</text:p>
          </table:table-cell>
          <table:table-cell office:value-type="string" calcext:value-type="string">
            <text:p><text:s/>row split</text:p>
          </table:table-cell>
          <table:table-cell office:value-type="float" office:value="3.90144" calcext:value-type="float">
            <text:p>3.90144</text:p>
          </table:table-cell>
          <table:table-cell office:value-type="float" office:value="83.3492" calcext:value-type="float">
            <text:p>83.3492</text:p>
          </table:table-cell>
          <table:table-cell office:value-type="float" office:value="10.0659" calcext:value-type="float">
            <text:p>10.0659</text:p>
          </table:table-cell>
          <table:table-cell office:value-type="string" calcext:value-type="string">
            <text:p><text:s/>cusparse</text:p>
          </table:table-cell>
          <table:table-cell office:value-type="float" office:value="5.62489" calcext:value-type="float">
            <text:p>5.62489</text:p>
          </table:table-cell>
          <table:table-cell office:value-type="float" office:value="57.8112" calcext:value-type="float">
            <text:p>57.8112</text:p>
          </table:table-cell>
          <table:table-cell office:value-type="float" office:value="6.98172" calcext:value-type="float">
            <text:p>6.98172</text:p>
          </table:table-cell>
          <table:table-cell office:value-type="string" calcext:value-type="string">
            <text:p><text:s/>cusparse2</text:p>
          </table:table-cell>
          <table:table-cell office:value-type="float" office:value="3.17063" calcext:value-type="float">
            <text:p>3.17063</text:p>
          </table:table-cell>
          <table:table-cell office:value-type="float" office:value="102.56" calcext:value-type="float">
            <text:p>102.56</text:p>
          </table:table-cell>
          <table:table-cell office:value-type="float" office:value="12.386" calcext:value-type="float">
            <text:p>12.386</text:p>
          </table:table-cell>
          <table:table-cell table:formula="of:=1" office:value-type="float" office:value="1" calcext:value-type="float">
            <text:p>1</text:p>
          </table:table-cell>
          <table:table-cell table:formula="of:=[.K59]/[.O59]" office:value-type="float" office:value="1.44174831174582" calcext:value-type="float">
            <text:p>1.4417483117</text:p>
          </table:table-cell>
          <table:table-cell table:formula="of:=[.S59]/[.O59]" office:value-type="float" office:value="1.77405070297797" calcext:value-type="float">
            <text:p>1.774050703</text:p>
          </table:table-cell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0519982" calcext:value-type="float">
            <text:p>0.0519982</text:p>
          </table:table-cell>
          <table:table-cell office:value-type="string" calcext:value-type="string">
            <text:p><text:s/>row split</text:p>
          </table:table-cell>
          <table:table-cell office:value-type="float" office:value="2.59113" calcext:value-type="float">
            <text:p>2.59113</text:p>
          </table:table-cell>
          <table:table-cell office:value-type="float" office:value="145.426" calcext:value-type="float">
            <text:p>145.426</text:p>
          </table:table-cell>
          <table:table-cell office:value-type="float" office:value="14.7324" calcext:value-type="float">
            <text:p>14.7324</text:p>
          </table:table-cell>
          <table:table-cell office:value-type="string" calcext:value-type="string">
            <text:p><text:s/>cusparse</text:p>
          </table:table-cell>
          <table:table-cell office:value-type="float" office:value="3.94776" calcext:value-type="float">
            <text:p>3.94776</text:p>
          </table:table-cell>
          <table:table-cell office:value-type="float" office:value="95.4509" calcext:value-type="float">
            <text:p>95.4509</text:p>
          </table:table-cell>
          <table:table-cell office:value-type="float" office:value="9.66965" calcext:value-type="float">
            <text:p>9.66965</text:p>
          </table:table-cell>
          <table:table-cell office:value-type="string" calcext:value-type="string">
            <text:p><text:s/>cusparse2</text:p>
          </table:table-cell>
          <table:table-cell office:value-type="float" office:value="3.26324" calcext:value-type="float">
            <text:p>3.26324</text:p>
          </table:table-cell>
          <table:table-cell office:value-type="float" office:value="115.474" calcext:value-type="float">
            <text:p>115.474</text:p>
          </table:table-cell>
          <table:table-cell office:value-type="float" office:value="11.6981" calcext:value-type="float">
            <text:p>11.6981</text:p>
          </table:table-cell>
          <table:table-cell table:formula="of:=1" office:value-type="float" office:value="1" calcext:value-type="float">
            <text:p>1</text:p>
          </table:table-cell>
          <table:table-cell table:formula="of:=[.K60]/[.O60]" office:value-type="float" office:value="1.52356866200319" calcext:value-type="float">
            <text:p>1.523568662</text:p>
          </table:table-cell>
          <table:table-cell table:formula="of:=[.S60]/[.O60]" office:value-type="float" office:value="1.20977382088592" calcext:value-type="float">
            <text:p>1.2097738209</text:p>
          </table:table-cell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08763" calcext:value-type="float">
            <text:p>2008763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323.646" calcext:value-type="float">
            <text:p>323.646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4163" calcext:value-type="float">
            <text:p>1.34163</text:p>
          </table:table-cell>
          <table:table-cell office:value-type="string" calcext:value-type="string">
            <text:p><text:s/>row split</text:p>
          </table:table-cell>
          <table:table-cell office:value-type="float" office:value="1.54624" calcext:value-type="float">
            <text:p>1.54624</text:p>
          </table:table-cell>
          <table:table-cell office:value-type="float" office:value="166.289" calcext:value-type="float">
            <text:p>166.289</text:p>
          </table:table-cell>
          <table:table-cell office:value-type="float" office:value="13.1095" calcext:value-type="float">
            <text:p>13.1095</text:p>
          </table:table-cell>
          <table:table-cell office:value-type="string" calcext:value-type="string">
            <text:p><text:s/>cusparse</text:p>
          </table:table-cell>
          <table:table-cell office:value-type="float" office:value="2.52924" calcext:value-type="float">
            <text:p>2.52924</text:p>
          </table:table-cell>
          <table:table-cell office:value-type="float" office:value="101.66" calcext:value-type="float">
            <text:p>101.66</text:p>
          </table:table-cell>
          <table:table-cell office:value-type="float" office:value="8.01441" calcext:value-type="float">
            <text:p>8.01441</text:p>
          </table:table-cell>
          <table:table-cell office:value-type="string" calcext:value-type="string">
            <text:p><text:s/>cusparse2</text:p>
          </table:table-cell>
          <table:table-cell office:value-type="float" office:value="2.61964" calcext:value-type="float">
            <text:p>2.61964</text:p>
          </table:table-cell>
          <table:table-cell office:value-type="float" office:value="98.1514" calcext:value-type="float">
            <text:p>98.1514</text:p>
          </table:table-cell>
          <table:table-cell office:value-type="float" office:value="7.73782" calcext:value-type="float">
            <text:p>7.73782</text:p>
          </table:table-cell>
          <table:table-cell table:formula="of:=1" office:value-type="float" office:value="1" calcext:value-type="float">
            <text:p>1</text:p>
          </table:table-cell>
          <table:table-cell table:formula="of:=[.K61]/[.O61]" office:value-type="float" office:value="1.63573676962424" calcext:value-type="float">
            <text:p>1.6357367696</text:p>
          </table:table-cell>
          <table:table-cell table:formula="of:=[.S61]/[.O61]" office:value-type="float" office:value="0.965486917174897" calcext:value-type="float">
            <text:p>0.9654869172</text:p>
          </table:table-cell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" calcext:value-type="float">
            <text:p>11.3114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string" calcext:value-type="string">
            <text:p><text:s/>row split</text:p>
          </table:table-cell>
          <table:table-cell office:value-type="float" office:value="12.11" calcext:value-type="float">
            <text:p>12.11</text:p>
          </table:table-cell>
          <table:table-cell office:value-type="float" office:value="24.4425" calcext:value-type="float">
            <text:p>24.4425</text:p>
          </table:table-cell>
          <table:table-cell office:value-type="float" office:value="13.5393" calcext:value-type="float">
            <text:p>13.5393</text:p>
          </table:table-cell>
          <table:table-cell office:value-type="string" calcext:value-type="string">
            <text:p><text:s/>cusparse</text:p>
          </table:table-cell>
          <table:table-cell office:value-type="float" office:value="50.1968" calcext:value-type="float">
            <text:p>50.1968</text:p>
          </table:table-cell>
          <table:table-cell office:value-type="float" office:value="5.89678" calcext:value-type="float">
            <text:p>5.89678</text:p>
          </table:table-cell>
          <table:table-cell office:value-type="float" office:value="3.26638" calcext:value-type="float">
            <text:p>3.26638</text:p>
          </table:table-cell>
          <table:table-cell office:value-type="string" calcext:value-type="string">
            <text:p><text:s/>cusparse2</text:p>
          </table:table-cell>
          <table:table-cell office:value-type="float" office:value="9.61123" calcext:value-type="float">
            <text:p>9.61123</text:p>
          </table:table-cell>
          <table:table-cell office:value-type="float" office:value="30.7973" calcext:value-type="float">
            <text:p>30.7973</text:p>
          </table:table-cell>
          <table:table-cell office:value-type="float" office:value="17.0594" calcext:value-type="float">
            <text:p>17.0594</text:p>
          </table:table-cell>
          <table:table-cell table:formula="of:=1" office:value-type="float" office:value="1" calcext:value-type="float">
            <text:p>1</text:p>
          </table:table-cell>
          <table:table-cell table:formula="of:=[.K62]/[.O62]" office:value-type="float" office:value="4.14505882871669" calcext:value-type="float">
            <text:p>4.1450588287</text:p>
          </table:table-cell>
          <table:table-cell table:formula="of:=[.S62]/[.O62]" office:value-type="float" office:value="5.22273172816351" calcext:value-type="float">
            <text:p>5.2227317282</text:p>
          </table:table-cell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3501" calcext:value-type="float">
            <text:p>2263501</text:p>
          </table:table-cell>
          <table:table-cell office:value-type="float" office:value="377.187" calcext:value-type="float">
            <text:p>377.187</text:p>
          </table:table-cell>
          <table:table-cell office:value-type="float" office:value="649.627" calcext:value-type="float">
            <text:p>649.627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15393" calcext:value-type="float">
            <text:p>1.15393</text:p>
          </table:table-cell>
          <table:table-cell office:value-type="string" calcext:value-type="string">
            <text:p><text:s/>row split</text:p>
          </table:table-cell>
          <table:table-cell office:value-type="float" office:value="1.5262" calcext:value-type="float">
            <text:p>1.5262</text:p>
          </table:table-cell>
          <table:table-cell office:value-type="float" office:value="189.836" calcext:value-type="float">
            <text:p>189.836</text:p>
          </table:table-cell>
          <table:table-cell office:value-type="float" office:value="13.8937" calcext:value-type="float">
            <text:p>13.8937</text:p>
          </table:table-cell>
          <table:table-cell office:value-type="string" calcext:value-type="string">
            <text:p><text:s/>cusparse</text:p>
          </table:table-cell>
          <table:table-cell office:value-type="float" office:value="2.43242" calcext:value-type="float">
            <text:p>2.43242</text:p>
          </table:table-cell>
          <table:table-cell office:value-type="float" office:value="119.111" calcext:value-type="float">
            <text:p>119.111</text:p>
          </table:table-cell>
          <table:table-cell office:value-type="float" office:value="8.71745" calcext:value-type="float">
            <text:p>8.71745</text:p>
          </table:table-cell>
          <table:table-cell office:value-type="string" calcext:value-type="string">
            <text:p><text:s/>cusparse2</text:p>
          </table:table-cell>
          <table:table-cell office:value-type="float" office:value="2.72916" calcext:value-type="float">
            <text:p>2.72916</text:p>
          </table:table-cell>
          <table:table-cell office:value-type="float" office:value="106.16" calcext:value-type="float">
            <text:p>106.16</text:p>
          </table:table-cell>
          <table:table-cell office:value-type="float" office:value="7.76962" calcext:value-type="float">
            <text:p>7.76962</text:p>
          </table:table-cell>
          <table:table-cell table:formula="of:=1" office:value-type="float" office:value="1" calcext:value-type="float">
            <text:p>1</text:p>
          </table:table-cell>
          <table:table-cell table:formula="of:=[.K63]/[.O63]" office:value-type="float" office:value="1.59377387478906" calcext:value-type="float">
            <text:p>1.5937738748</text:p>
          </table:table-cell>
          <table:table-cell table:formula="of:=[.S63]/[.O63]" office:value-type="float" office:value="0.891269488124522" calcext:value-type="float">
            <text:p>0.8912694881</text:p>
          </table:table-cell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5" calcext:value-type="float">
            <text:p>16.2825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8" calcext:value-type="float">
            <text:p>17.7068</text:p>
          </table:table-cell>
          <table:table-cell office:value-type="string" calcext:value-type="string">
            <text:p><text:s/>row split</text:p>
          </table:table-cell>
          <table:table-cell office:value-type="float" office:value="13.1571" calcext:value-type="float">
            <text:p>13.1571</text:p>
          </table:table-cell>
          <table:table-cell office:value-type="float" office:value="22.5051" calcext:value-type="float">
            <text:p>22.5051</text:p>
          </table:table-cell>
          <table:table-cell office:value-type="float" office:value="11.9365" calcext:value-type="float">
            <text:p>11.9365</text:p>
          </table:table-cell>
          <table:table-cell office:value-type="string" calcext:value-type="string">
            <text:p><text:s/>cusparse</text:p>
          </table:table-cell>
          <table:table-cell office:value-type="float" office:value="71.9437" calcext:value-type="float">
            <text:p>71.9437</text:p>
          </table:table-cell>
          <table:table-cell office:value-type="float" office:value="4.11574" calcext:value-type="float">
            <text:p>4.11574</text:p>
          </table:table-cell>
          <table:table-cell office:value-type="float" office:value="2.18295" calcext:value-type="float">
            <text:p>2.18295</text:p>
          </table:table-cell>
          <table:table-cell office:value-type="string" calcext:value-type="string">
            <text:p><text:s/>cusparse2</text:p>
          </table:table-cell>
          <table:table-cell office:value-type="float" office:value="10.0771" calcext:value-type="float">
            <text:p>10.0771</text:p>
          </table:table-cell>
          <table:table-cell office:value-type="float" office:value="29.3837" calcext:value-type="float">
            <text:p>29.3837</text:p>
          </table:table-cell>
          <table:table-cell office:value-type="float" office:value="15.5849" calcext:value-type="float">
            <text:p>15.5849</text:p>
          </table:table-cell>
          <table:table-cell table:formula="of:=1" office:value-type="float" office:value="1" calcext:value-type="float">
            <text:p>1</text:p>
          </table:table-cell>
          <table:table-cell table:formula="of:=[.K64]/[.O64]" office:value-type="float" office:value="5.46805677715308" calcext:value-type="float">
            <text:p>5.4680567772</text:p>
          </table:table-cell>
          <table:table-cell table:formula="of:=[.S64]/[.O64]" office:value-type="float" office:value="7.13934796658681" calcext:value-type="float">
            <text:p>7.1393479666</text:p>
          </table:table-cell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" calcext:value-type="float">
            <text:p>715.678</text:p>
          </table:table-cell>
          <table:table-cell office:value-type="string" calcext:value-type="string">
            <text:p><text:s/>row split</text:p>
          </table:table-cell>
          <table:table-cell office:value-type="float" office:value="20.3174" calcext:value-type="float">
            <text:p>20.3174</text:p>
          </table:table-cell>
          <table:table-cell office:value-type="float" office:value="12.9467" calcext:value-type="float">
            <text:p>12.9467</text:p>
          </table:table-cell>
          <table:table-cell office:value-type="float" office:value="13.8177" calcext:value-type="float">
            <text:p>13.8177</text:p>
          </table:table-cell>
          <table:table-cell office:value-type="string" calcext:value-type="string">
            <text:p><text:s/>cusparse</text:p>
          </table:table-cell>
          <table:table-cell office:value-type="float" office:value="7.30244" calcext:value-type="float">
            <text:p>7.30244</text:p>
          </table:table-cell>
          <table:table-cell office:value-type="float" office:value="36.0213" calcext:value-type="float">
            <text:p>36.0213</text:p>
          </table:table-cell>
          <table:table-cell office:value-type="float" office:value="38.4447" calcext:value-type="float">
            <text:p>38.4447</text:p>
          </table:table-cell>
          <table:table-cell office:value-type="string" calcext:value-type="string">
            <text:p><text:s/>cusparse2</text:p>
          </table:table-cell>
          <table:table-cell office:value-type="float" office:value="6.16903" calcext:value-type="float">
            <text:p>6.16903</text:p>
          </table:table-cell>
          <table:table-cell office:value-type="float" office:value="42.6393" calcext:value-type="float">
            <text:p>42.6393</text:p>
          </table:table-cell>
          <table:table-cell office:value-type="float" office:value="45.508" calcext:value-type="float">
            <text:p>45.508</text:p>
          </table:table-cell>
          <table:table-cell table:formula="of:=1" office:value-type="float" office:value="1" calcext:value-type="float">
            <text:p>1</text:p>
          </table:table-cell>
          <table:table-cell table:formula="of:=[.K65]/[.O65]" office:value-type="float" office:value="0.359417899964743" calcext:value-type="float">
            <text:p>0.3594179</text:p>
          </table:table-cell>
          <table:table-cell table:formula="of:=[.S65]/[.O65]" office:value-type="float" office:value="1.18372462959416" calcext:value-type="float">
            <text:p>1.1837246296</text:p>
          </table:table-cell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353385" calcext:value-type="float">
            <text:p>2353385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85.3028" calcext:value-type="float">
            <text:p>85.3028</text:p>
          </table:table-cell>
          <table:table-cell office:value-type="float" office:value="3.20216" calcext:value-type="float">
            <text:p>3.20216</text:p>
          </table:table-cell>
          <table:table-cell office:value-type="float" office:value="50.2176" calcext:value-type="float">
            <text:p>50.2176</text:p>
          </table:table-cell>
          <table:table-cell office:value-type="string" calcext:value-type="string">
            <text:p><text:s/>row split</text:p>
          </table:table-cell>
          <table:table-cell office:value-type="float" office:value="4.08638" calcext:value-type="float">
            <text:p>4.08638</text:p>
          </table:table-cell>
          <table:table-cell office:value-type="float" office:value="73.7164" calcext:value-type="float">
            <text:p>73.7164</text:p>
          </table:table-cell>
          <table:table-cell office:value-type="float" office:value="15.7626" calcext:value-type="float">
            <text:p>15.7626</text:p>
          </table:table-cell>
          <table:table-cell office:value-type="string" calcext:value-type="string">
            <text:p><text:s/>cusparse</text:p>
          </table:table-cell>
          <table:table-cell office:value-type="float" office:value="7.80294" calcext:value-type="float">
            <text:p>7.80294</text:p>
          </table:table-cell>
          <table:table-cell office:value-type="float" office:value="38.6051" calcext:value-type="float">
            <text:p>38.6051</text:p>
          </table:table-cell>
          <table:table-cell office:value-type="float" office:value="8.25484" calcext:value-type="float">
            <text:p>8.25484</text:p>
          </table:table-cell>
          <table:table-cell office:value-type="string" calcext:value-type="string">
            <text:p><text:s/>cusparse2</text:p>
          </table:table-cell>
          <table:table-cell office:value-type="float" office:value="3.62648" calcext:value-type="float">
            <text:p>3.62648</text:p>
          </table:table-cell>
          <table:table-cell office:value-type="float" office:value="83.0648" calcext:value-type="float">
            <text:p>83.0648</text:p>
          </table:table-cell>
          <table:table-cell office:value-type="float" office:value="17.7616" calcext:value-type="float">
            <text:p>17.7616</text:p>
          </table:table-cell>
          <table:table-cell table:formula="of:=1" office:value-type="float" office:value="1" calcext:value-type="float">
            <text:p>1</text:p>
          </table:table-cell>
          <table:table-cell table:formula="of:=[.K66]/[.O66]" office:value-type="float" office:value="1.9094990040176" calcext:value-type="float">
            <text:p>1.909499004</text:p>
          </table:table-cell>
          <table:table-cell table:formula="of:=[.S66]/[.O66]" office:value-type="float" office:value="2.15165353800405" calcext:value-type="float">
            <text:p>2.151653538</text:p>
          </table:table-cell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32409" calcext:value-type="float">
            <text:p>2132409</text:p>
          </table:table-cell>
          <table:table-cell office:value-type="float" office:value="67.0527" calcext:value-type="float">
            <text:p>67.0527</text:p>
          </table:table-cell>
          <table:table-cell office:value-type="float" office:value="360.303" calcext:value-type="float">
            <text:p>360.303</text:p>
          </table:table-cell>
          <table:table-cell office:value-type="float" office:value="5.37343" calcext:value-type="float">
            <text:p>5.37343</text:p>
          </table:table-cell>
          <table:table-cell office:value-type="float" office:value="15.9953" calcext:value-type="float">
            <text:p>15.9953</text:p>
          </table:table-cell>
          <table:table-cell office:value-type="string" calcext:value-type="string">
            <text:p><text:s/>row split</text:p>
          </table:table-cell>
          <table:table-cell office:value-type="float" office:value="3.24101" calcext:value-type="float">
            <text:p>3.24101</text:p>
          </table:table-cell>
          <table:table-cell office:value-type="float" office:value="84.217" calcext:value-type="float">
            <text:p>84.217</text:p>
          </table:table-cell>
          <table:table-cell office:value-type="float" office:value="10.3267" calcext:value-type="float">
            <text:p>10.3267</text:p>
          </table:table-cell>
          <table:table-cell office:value-type="string" calcext:value-type="string">
            <text:p><text:s/>cusparse</text:p>
          </table:table-cell>
          <table:table-cell office:value-type="float" office:value="6.28315" calcext:value-type="float">
            <text:p>6.28315</text:p>
          </table:table-cell>
          <table:table-cell office:value-type="float" office:value="43.4413" calcext:value-type="float">
            <text:p>43.4413</text:p>
          </table:table-cell>
          <table:table-cell office:value-type="float" office:value="5.3268" calcext:value-type="float">
            <text:p>5.3268</text:p>
          </table:table-cell>
          <table:table-cell office:value-type="string" calcext:value-type="string">
            <text:p><text:s/>cusparse2</text:p>
          </table:table-cell>
          <table:table-cell office:value-type="float" office:value="4.54356" calcext:value-type="float">
            <text:p>4.54356</text:p>
          </table:table-cell>
          <table:table-cell office:value-type="float" office:value="60.0736" calcext:value-type="float">
            <text:p>60.0736</text:p>
          </table:table-cell>
          <table:table-cell office:value-type="float" office:value="7.36627" calcext:value-type="float">
            <text:p>7.36627</text:p>
          </table:table-cell>
          <table:table-cell table:formula="of:=1" office:value-type="float" office:value="1" calcext:value-type="float">
            <text:p>1</text:p>
          </table:table-cell>
          <table:table-cell table:formula="of:=[.K67]/[.O67]" office:value-type="float" office:value="1.93863903704539" calcext:value-type="float">
            <text:p>1.938639037</text:p>
          </table:table-cell>
          <table:table-cell table:formula="of:=[.S67]/[.O67]" office:value-type="float" office:value="1.38286837640678" calcext:value-type="float">
            <text:p>1.3828683764</text:p>
          </table:table-cell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995771" calcext:value-type="float">
            <text:p>1995771</text:p>
          </table:table-cell>
          <table:table-cell office:value-type="float" office:value="5.78081" calcext:value-type="float">
            <text:p>5.78081</text:p>
          </table:table-cell>
          <table:table-cell office:value-type="float" office:value="36.4441" calcext:value-type="float">
            <text:p>36.4441</text:p>
          </table:table-cell>
          <table:table-cell office:value-type="float" office:value="6.30434" calcext:value-type="float">
            <text:p>6.30434</text:p>
          </table:table-cell>
          <table:table-cell office:value-type="float" office:value="468.091" calcext:value-type="float">
            <text:p>468.091</text:p>
          </table:table-cell>
          <table:table-cell office:value-type="string" calcext:value-type="string">
            <text:p><text:s/>row split</text:p>
          </table:table-cell>
          <table:table-cell office:value-type="float" office:value="17.5199" calcext:value-type="float">
            <text:p>17.5199</text:p>
          </table:table-cell>
          <table:table-cell office:value-type="float" office:value="14.5811" calcext:value-type="float">
            <text:p>14.5811</text:p>
          </table:table-cell>
          <table:table-cell office:value-type="float" office:value="11.0794" calcext:value-type="float">
            <text:p>11.0794</text:p>
          </table:table-cell>
          <table:table-cell office:value-type="string" calcext:value-type="string">
            <text:p><text:s/>cusparse</text:p>
          </table:table-cell>
          <table:table-cell office:value-type="float" office:value="8.64305" calcext:value-type="float">
            <text:p>8.64305</text:p>
          </table:table-cell>
          <table:table-cell office:value-type="float" office:value="29.5566" calcext:value-type="float">
            <text:p>29.5566</text:p>
          </table:table-cell>
          <table:table-cell office:value-type="float" office:value="22.4586" calcext:value-type="float">
            <text:p>22.4586</text:p>
          </table:table-cell>
          <table:table-cell office:value-type="string" calcext:value-type="string">
            <text:p><text:s/>cusparse2</text:p>
          </table:table-cell>
          <table:table-cell office:value-type="float" office:value="6.72314" calcext:value-type="float">
            <text:p>6.72314</text:p>
          </table:table-cell>
          <table:table-cell office:value-type="float" office:value="37.997" calcext:value-type="float">
            <text:p>37.997</text:p>
          </table:table-cell>
          <table:table-cell office:value-type="float" office:value="28.872" calcext:value-type="float">
            <text:p>28.872</text:p>
          </table:table-cell>
          <table:table-cell table:formula="of:=1" office:value-type="float" office:value="1" calcext:value-type="float">
            <text:p>1</text:p>
          </table:table-cell>
          <table:table-cell table:formula="of:=[.K68]/[.O68]" office:value-type="float" office:value="0.493328055324361" calcext:value-type="float">
            <text:p>0.4933280553</text:p>
          </table:table-cell>
          <table:table-cell table:formula="of:=[.S68]/[.O68]" office:value-type="float" office:value="1.28556735213117" calcext:value-type="float">
            <text:p>1.2855673521</text:p>
          </table:table-cell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" calcext:value-type="float">
            <text:p>15.5202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8" calcext:value-type="float">
            <text:p>38.4778</text:p>
          </table:table-cell>
          <table:table-cell office:value-type="string" calcext:value-type="string">
            <text:p><text:s/>row split</text:p>
          </table:table-cell>
          <table:table-cell office:value-type="float" office:value="36.1024" calcext:value-type="float">
            <text:p>36.1024</text:p>
          </table:table-cell>
          <table:table-cell office:value-type="float" office:value="7.69657" calcext:value-type="float">
            <text:p>7.69657</text:p>
          </table:table-cell>
          <table:table-cell office:value-type="float" office:value="13.3745" calcext:value-type="float">
            <text:p>13.3745</text:p>
          </table:table-cell>
          <table:table-cell office:value-type="string" calcext:value-type="string">
            <text:p><text:s/>cusparse</text:p>
          </table:table-cell>
          <table:table-cell office:value-type="float" office:value="17.8005" calcext:value-type="float">
            <text:p>17.8005</text:p>
          </table:table-cell>
          <table:table-cell office:value-type="float" office:value="15.6099" calcext:value-type="float">
            <text:p>15.6099</text:p>
          </table:table-cell>
          <table:table-cell office:value-type="float" office:value="27.1258" calcext:value-type="float">
            <text:p>27.1258</text:p>
          </table:table-cell>
          <table:table-cell office:value-type="string" calcext:value-type="string">
            <text:p><text:s/>cusparse2</text:p>
          </table:table-cell>
          <table:table-cell office:value-type="float" office:value="10.7257" calcext:value-type="float">
            <text:p>10.7257</text:p>
          </table:table-cell>
          <table:table-cell office:value-type="float" office:value="25.9065" calcext:value-type="float">
            <text:p>25.9065</text:p>
          </table:table-cell>
          <table:table-cell office:value-type="float" office:value="45.0184" calcext:value-type="float">
            <text:p>45.0184</text:p>
          </table:table-cell>
          <table:table-cell table:formula="of:=1" office:value-type="float" office:value="1" calcext:value-type="float">
            <text:p>1</text:p>
          </table:table-cell>
          <table:table-cell table:formula="of:=[.K69]/[.O69]" office:value-type="float" office:value="0.493056970256056" calcext:value-type="float">
            <text:p>0.4930569703</text:p>
          </table:table-cell>
          <table:table-cell table:formula="of:=[.S69]/[.O69]" office:value-type="float" office:value="1.65961985662945" calcext:value-type="float">
            <text:p>1.6596198566</text:p>
          </table:table-cell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87797" calcext:value-type="float">
            <text:p>2387797</text:p>
          </table:table-cell>
          <table:table-cell office:value-type="float" office:value="58.5273" calcext:value-type="float">
            <text:p>58.5273</text:p>
          </table:table-cell>
          <table:table-cell office:value-type="float" office:value="495.417" calcext:value-type="float">
            <text:p>495.417</text:p>
          </table:table-cell>
          <table:table-cell office:value-type="float" office:value="8.46471" calcext:value-type="float">
            <text:p>8.46471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<text:s/>row split</text:p>
          </table:table-cell>
          <table:table-cell office:value-type="float" office:value="3.82429" calcext:value-type="float">
            <text:p>3.82429</text:p>
          </table:table-cell>
          <table:table-cell office:value-type="float" office:value="79.9201" calcext:value-type="float">
            <text:p>79.9201</text:p>
          </table:table-cell>
          <table:table-cell office:value-type="float" office:value="10.4998" calcext:value-type="float">
            <text:p>10.4998</text:p>
          </table:table-cell>
          <table:table-cell office:value-type="string" calcext:value-type="string">
            <text:p><text:s/>cusparse</text:p>
          </table:table-cell>
          <table:table-cell office:value-type="float" office:value="7.45859" calcext:value-type="float">
            <text:p>7.45859</text:p>
          </table:table-cell>
          <table:table-cell office:value-type="float" office:value="40.978" calcext:value-type="float">
            <text:p>40.978</text:p>
          </table:table-cell>
          <table:table-cell office:value-type="float" office:value="5.38361" calcext:value-type="float">
            <text:p>5.38361</text:p>
          </table:table-cell>
          <table:table-cell office:value-type="string" calcext:value-type="string">
            <text:p><text:s/>cusparse2</text:p>
          </table:table-cell>
          <table:table-cell office:value-type="float" office:value="8.37036" calcext:value-type="float">
            <text:p>8.37036</text:p>
          </table:table-cell>
          <table:table-cell office:value-type="float" office:value="36.5143" calcext:value-type="float">
            <text:p>36.5143</text:p>
          </table:table-cell>
          <table:table-cell office:value-type="float" office:value="4.79719" calcext:value-type="float">
            <text:p>4.79719</text:p>
          </table:table-cell>
          <table:table-cell table:formula="of:=1" office:value-type="float" office:value="1" calcext:value-type="float">
            <text:p>1</text:p>
          </table:table-cell>
          <table:table-cell table:formula="of:=[.K70]/[.O70]" office:value-type="float" office:value="1.9503172433989" calcext:value-type="float">
            <text:p>1.9503172434</text:p>
          </table:table-cell>
          <table:table-cell table:formula="of:=[.S70]/[.O70]" office:value-type="float" office:value="0.891070818487969" calcext:value-type="float">
            <text:p>0.8910708185</text:p>
          </table:table-cell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2" calcext:value-type="float">
            <text:p>166.332</text:p>
          </table:table-cell>
          <table:table-cell office:value-type="float" office:value="20.2765" calcext:value-type="float">
            <text:p>20.2765</text:p>
          </table:table-cell>
          <table:table-cell office:value-type="float" office:value="116.239" calcext:value-type="float">
            <text:p>116.239</text:p>
          </table:table-cell>
          <table:table-cell office:value-type="string" calcext:value-type="string">
            <text:p><text:s/>row split</text:p>
          </table:table-cell>
          <table:table-cell office:value-type="float" office:value="18.9038" calcext:value-type="float">
            <text:p>18.9038</text:p>
          </table:table-cell>
          <table:table-cell office:value-type="float" office:value="15.6582" calcext:value-type="float">
            <text:p>15.6582</text:p>
          </table:table-cell>
          <table:table-cell office:value-type="float" office:value="8.67349" calcext:value-type="float">
            <text:p>8.67349</text:p>
          </table:table-cell>
          <table:table-cell office:value-type="string" calcext:value-type="string">
            <text:p><text:s/>cusparse</text:p>
          </table:table-cell>
          <table:table-cell office:value-type="float" office:value="65.6437" calcext:value-type="float">
            <text:p>65.6437</text:p>
          </table:table-cell>
          <table:table-cell office:value-type="float" office:value="4.50919" calcext:value-type="float">
            <text:p>4.50919</text:p>
          </table:table-cell>
          <table:table-cell office:value-type="float" office:value="2.49776" calcext:value-type="float">
            <text:p>2.49776</text:p>
          </table:table-cell>
          <table:table-cell office:value-type="string" calcext:value-type="string">
            <text:p><text:s/>cusparse2</text:p>
          </table:table-cell>
          <table:table-cell office:value-type="float" office:value="10.4655" calcext:value-type="float">
            <text:p>10.4655</text:p>
          </table:table-cell>
          <table:table-cell office:value-type="float" office:value="28.2833" calcext:value-type="float">
            <text:p>28.2833</text:p>
          </table:table-cell>
          <table:table-cell office:value-type="float" office:value="15.6669" calcext:value-type="float">
            <text:p>15.6669</text:p>
          </table:table-cell>
          <table:table-cell table:formula="of:=1" office:value-type="float" office:value="1" calcext:value-type="float">
            <text:p>1</text:p>
          </table:table-cell>
          <table:table-cell table:formula="of:=[.K71]/[.O71]" office:value-type="float" office:value="3.4725083662476" calcext:value-type="float">
            <text:p>3.4725083662</text:p>
          </table:table-cell>
          <table:table-cell table:formula="of:=[.S71]/[.O71]" office:value-type="float" office:value="6.27236820803736" calcext:value-type="float">
            <text:p>6.272368208</text:p>
          </table:table-cell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" calcext:value-type="float">
            <text:p>502.951</text:p>
          </table:table-cell>
          <table:table-cell office:value-type="float" office:value="61.4186" calcext:value-type="float">
            <text:p>61.4186</text:p>
          </table:table-cell>
          <table:table-cell office:value-type="float" office:value="401.038" calcext:value-type="float">
            <text:p>401.038</text:p>
          </table:table-cell>
          <table:table-cell office:value-type="string" calcext:value-type="string">
            <text:p><text:s/>row split</text:p>
          </table:table-cell>
          <table:table-cell office:value-type="float" office:value="39.9821" calcext:value-type="float">
            <text:p>39.9821</text:p>
          </table:table-cell>
          <table:table-cell office:value-type="float" office:value="8.43695" calcext:value-type="float">
            <text:p>8.43695</text:p>
          </table:table-cell>
          <table:table-cell office:value-type="float" office:value="4.68066" calcext:value-type="float">
            <text:p>4.68066</text:p>
          </table:table-cell>
          <table:table-cell office:value-type="string" calcext:value-type="string">
            <text:p><text:s/>cusparse</text:p>
          </table:table-cell>
          <table:table-cell office:value-type="float" office:value="14.7601" calcext:value-type="float">
            <text:p>14.7601</text:p>
          </table:table-cell>
          <table:table-cell office:value-type="float" office:value="22.8539" calcext:value-type="float">
            <text:p>22.8539</text:p>
          </table:table-cell>
          <table:table-cell office:value-type="float" office:value="12.6789" calcext:value-type="float">
            <text:p>12.6789</text:p>
          </table:table-cell>
          <table:table-cell office:value-type="string" calcext:value-type="string">
            <text:p><text:s/>cusparse2</text:p>
          </table:table-cell>
          <table:table-cell office:value-type="float" office:value="13.1902" calcext:value-type="float">
            <text:p>13.1902</text:p>
          </table:table-cell>
          <table:table-cell office:value-type="float" office:value="25.574" calcext:value-type="float">
            <text:p>25.574</text:p>
          </table:table-cell>
          <table:table-cell office:value-type="float" office:value="14.188" calcext:value-type="float">
            <text:p>14.188</text:p>
          </table:table-cell>
          <table:table-cell table:formula="of:=1" office:value-type="float" office:value="1" calcext:value-type="float">
            <text:p>1</text:p>
          </table:table-cell>
          <table:table-cell table:formula="of:=[.K72]/[.O72]" office:value-type="float" office:value="0.369168938343127" calcext:value-type="float">
            <text:p>0.3691689383</text:p>
          </table:table-cell>
          <table:table-cell table:formula="of:=[.S72]/[.O72]" office:value-type="float" office:value="1.11902126114142" calcext:value-type="float">
            <text:p>1.1190212611</text:p>
          </table:table-cell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442073" calcext:value-type="float">
            <text:p>2442073</text:p>
          </table:table-cell>
          <table:table-cell office:value-type="float" office:value="7.89263" calcext:value-type="float">
            <text:p>7.89263</text:p>
          </table:table-cell>
          <table:table-cell office:value-type="float" office:value="590.355" calcext:value-type="float">
            <text:p>590.355</text:p>
          </table:table-cell>
          <table:table-cell office:value-type="float" office:value="74.7983" calcext:value-type="float">
            <text:p>74.7983</text:p>
          </table:table-cell>
          <table:table-cell office:value-type="float" office:value="471.551" calcext:value-type="float">
            <text:p>471.551</text:p>
          </table:table-cell>
          <table:table-cell office:value-type="string" calcext:value-type="string">
            <text:p><text:s/>row split</text:p>
          </table:table-cell>
          <table:table-cell office:value-type="float" office:value="66.1455" calcext:value-type="float">
            <text:p>66.1455</text:p>
          </table:table-cell>
          <table:table-cell office:value-type="float" office:value="4.72573" calcext:value-type="float">
            <text:p>4.72573</text:p>
          </table:table-cell>
          <table:table-cell office:value-type="float" office:value="2.70908" calcext:value-type="float">
            <text:p>2.70908</text:p>
          </table:table-cell>
          <table:table-cell office:value-type="string" calcext:value-type="string">
            <text:p><text:s/>cusparse</text:p>
          </table:table-cell>
          <table:table-cell office:value-type="float" office:value="20.309" calcext:value-type="float">
            <text:p>20.309</text:p>
          </table:table-cell>
          <table:table-cell office:value-type="float" office:value="15.3915" calcext:value-type="float">
            <text:p>15.3915</text:p>
          </table:table-cell>
          <table:table-cell office:value-type="float" office:value="8.82334" calcext:value-type="float">
            <text:p>8.82334</text:p>
          </table:table-cell>
          <table:table-cell office:value-type="string" calcext:value-type="string">
            <text:p><text:s/>cusparse2</text:p>
          </table:table-cell>
          <table:table-cell office:value-type="float" office:value="24.6091" calcext:value-type="float">
            <text:p>24.6091</text:p>
          </table:table-cell>
          <table:table-cell office:value-type="float" office:value="12.702" calcext:value-type="float">
            <text:p>12.702</text:p>
          </table:table-cell>
          <table:table-cell office:value-type="float" office:value="7.28159" calcext:value-type="float">
            <text:p>7.28159</text:p>
          </table:table-cell>
          <table:table-cell table:formula="of:=1" office:value-type="float" office:value="1" calcext:value-type="float">
            <text:p>1</text:p>
          </table:table-cell>
          <table:table-cell table:formula="of:=[.K73]/[.O73]" office:value-type="float" office:value="0.307035051814313" calcext:value-type="float">
            <text:p>0.3070350518</text:p>
          </table:table-cell>
          <table:table-cell table:formula="of:=[.S73]/[.O73]" office:value-type="float" office:value="0.825260695838612" calcext:value-type="float">
            <text:p>0.8252606958</text:p>
          </table:table-cell>
        </table:table-row>
        <table:table-row table:style-name="ro1">
          <table:table-cell table:number-columns-repeated="20"/>
          <table:table-cell table:formula="of:=1" office:value-type="float" office:value="1" calcext:value-type="float">
            <text:p>1</text:p>
          </table:table-cell>
          <table:table-cell table:formula="of:=GEOMEAN([.V2:.V73])" office:value-type="float" office:value="1.36855567177975" calcext:value-type="float">
            <text:p>1.3685556718</text:p>
          </table:table-cell>
          <table:table-cell table:formula="of:=GEOMEAN([.W2:.W73])" office:value-type="float" office:value="1.71598179344209" calcext:value-type="float">
            <text:p>1.7159817934</text:p>
          </table:table-cell>
        </table:table-row>
      </table:table>
      <table:named-expressions/>
      <table:database-ranges>
        <table:database-range table:name="__Anonymous_Sheet_DB__0" table:target-range-address="Sheet1.A2:Sheet1.T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17:22:57.978402827</dc:date>
    <dc:creator>Carl Yang</dc:creator>
    <meta:document-statistic meta:table-count="1" meta:cell-count="1682" meta:object-count="0"/>
    <meta:generator>LibreOffice/4.2.7.2$Linux_X86_64 LibreOffice_project/420m0$Build-2</meta:generator>
  </office:meta>
</office:document-meta>
</file>